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0.798in"/>
    </style:style>
    <style:style style:name="co9" style:family="table-column">
      <style:table-column-properties fo:break-before="auto" style:column-width="0.3925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0354in"/>
    </style:style>
    <style:style style:name="co12" style:family="table-column">
      <style:table-column-properties fo:break-before="auto" style:column-width="0.9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0"/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6" style:family="table-cell" style:parent-style-name="Pivot_20_Table_20_Value">
      <style:table-cell-properties fo:border-bottom="0.99pt solid #000000" fo:border-left="none" fo:border-right="none" fo:border-top="none"/>
    </style:style>
    <style:style style:name="ce27" style:family="table-cell" style:parent-style-name="Pivot_20_Table_20_Value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Qubi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Qubit (ng/m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Sample DNA conc (ng/uL) (ug/mL)</text:p>
          </table:table-cell>
          <table:table-cell office:value-type="string" calcext:value-type="string">
            <text:p>Dilution Factor</text:p>
          </table:table-cell>
          <table:table-cell office:value-type="string" calcext:value-type="string">
            <text:p>DNA Conc (ng/uL) (ug/mL)</text:p>
          </table:table-cell>
          <table:table-cell office:value-type="string" calcext:value-type="string">
            <text:p>Qubit Batch</text:p>
          </table:table-cell>
          <table:table-cell office:value-type="string" calcext:value-type="string">
            <text:p>Target Conc (ng/uL) ug/mL</text:p>
          </table:table-cell>
          <table:table-cell office:value-type="string" calcext:value-type="string">
            <text:p>Target Vol (u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Rounded Sample Vol (uL)</text:p>
          </table:table-cell>
          <table:table-cell office:value-type="string" calcext:value-type="string">
            <text:p>Final Conc (ng/uL or ug/mL)</text:p>
          </table:table-cell>
          <table:table-cell office:value-type="string" calcext:value-type="string">
            <text:p>Water Vol (uL)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N01</text:p>
          </table:table-cell>
          <table:table-cell office:value-type="float" office:value="91.7" calcext:value-type="float">
            <text:p>91.7</text:p>
          </table:table-cell>
          <table:table-cell office:value-type="float" office:value="1" calcext:value-type="float">
            <text:p>1</text:p>
          </table:table-cell>
          <table:table-cell table:formula="of:=[.B2]*(200/[.C2])/1000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]*[.I2])/[.F2]" office:value-type="float" office:value="5.4525627044711" calcext:value-type="float">
            <text:p>5.45</text:p>
          </table:table-cell>
          <table:table-cell table:formula="of:=ROUND([.J2];0)" office:value-type="float" office:value="5" calcext:value-type="float">
            <text:p>5</text:p>
          </table:table-cell>
          <table:table-cell table:formula="of:=([.F2]*[.K2])/[.I2]" office:value-type="float" office:value="1.834" calcext:value-type="float">
            <text:p>1.834</text:p>
          </table:table-cell>
          <table:table-cell table:formula="of:=[.I2]-[.K2]" office:value-type="float" office:value="45" calcext:value-type="float">
            <text:p>4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2N02</text:p>
          </table:table-cell>
          <table:table-cell office:value-type="float" office:value="86.6" calcext:value-type="float">
            <text:p>86.6</text:p>
          </table:table-cell>
          <table:table-cell office:value-type="float" office:value="1" calcext:value-type="float">
            <text:p>1</text:p>
          </table:table-cell>
          <table:table-cell table:formula="of:=[.B3]*(200/[.C3])/1000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]*[.I3])/[.F3]" office:value-type="float" office:value="5.77367205542725" calcext:value-type="float">
            <text:p>5.77</text:p>
          </table:table-cell>
          <table:table-cell table:formula="of:=ROUND([.J3];0)" office:value-type="float" office:value="6" calcext:value-type="float">
            <text:p>6</text:p>
          </table:table-cell>
          <table:table-cell table:formula="of:=([.F3]*[.K3])/[.I3]" office:value-type="float" office:value="2.0784" calcext:value-type="float">
            <text:p>2.0784</text:p>
          </table:table-cell>
          <table:table-cell table:formula="of:=[.I3]-[.K3]" office:value-type="float" office:value="44" calcext:value-type="float">
            <text:p>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N0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table:formula="of:=[.B4]*(200/[.C4])/1000"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7.38" calcext:value-type="float">
            <text:p>7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]*[.I4])/[.F4]" office:value-type="float" office:value="13.550135501355" calcext:value-type="float">
            <text:p>13.55</text:p>
          </table:table-cell>
          <table:table-cell table:formula="of:=ROUND([.J4];0)" office:value-type="float" office:value="14" calcext:value-type="float">
            <text:p>14</text:p>
          </table:table-cell>
          <table:table-cell table:formula="of:=([.F4]*[.K4])/[.I4]" office:value-type="float" office:value="2.0664" calcext:value-type="float">
            <text:p>2.0664</text:p>
          </table:table-cell>
          <table:table-cell table:formula="of:=[.I4]-[.K4]" office:value-type="float" office:value="36" calcext:value-type="float">
            <text:p>3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2N04</text:p>
          </table:table-cell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table:formula="of:=[.B5]*(200/[.C5])/1000"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table:formula="of:=[.D5]*[.E5]" office:value-type="float" office:value="7.46" calcext:value-type="float">
            <text:p>7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]*[.I5])/[.F5]" office:value-type="float" office:value="13.4048257372654" calcext:value-type="float">
            <text:p>13.40</text:p>
          </table:table-cell>
          <table:table-cell table:formula="of:=ROUND([.J5];0)" office:value-type="float" office:value="13" calcext:value-type="float">
            <text:p>13</text:p>
          </table:table-cell>
          <table:table-cell table:formula="of:=([.F5]*[.K5])/[.I5]" office:value-type="float" office:value="1.9396" calcext:value-type="float">
            <text:p>1.9396</text:p>
          </table:table-cell>
          <table:table-cell table:formula="of:=[.I5]-[.K5]" office:value-type="float" office:value="37" calcext:value-type="float">
            <text:p>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2N05</text:p>
          </table:table-cell>
          <table:table-cell office:value-type="float" office:value="73.7" calcext:value-type="float">
            <text:p>73.7</text:p>
          </table:table-cell>
          <table:table-cell office:value-type="float" office:value="1" calcext:value-type="float">
            <text:p>1</text:p>
          </table:table-cell>
          <table:table-cell table:formula="of:=[.B6]*(200/[.C6])/1000" office:value-type="float" office:value="14.74" calcext:value-type="float">
            <text:p>14.74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14.74" calcext:value-type="float">
            <text:p>14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6]*[.I6])/[.F6]" office:value-type="float" office:value="6.7842605156038" calcext:value-type="float">
            <text:p>6.78</text:p>
          </table:table-cell>
          <table:table-cell table:formula="of:=ROUND([.J6];0)" office:value-type="float" office:value="7" calcext:value-type="float">
            <text:p>7</text:p>
          </table:table-cell>
          <table:table-cell table:formula="of:=([.F6]*[.K6])/[.I6]" office:value-type="float" office:value="2.0636" calcext:value-type="float">
            <text:p>2.0636</text:p>
          </table:table-cell>
          <table:table-cell table:formula="of:=[.I6]-[.K6]" office:value-type="float" office:value="43" calcext:value-type="float">
            <text:p>4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2N0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[.B7]*(200/[.C7])/1000"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7]*[.I7])/[.F7]" office:value-type="float" office:value="2.89017341040462" calcext:value-type="float">
            <text:p>2.89</text:p>
          </table:table-cell>
          <table:table-cell table:formula="of:=ROUND([.J7];0)" office:value-type="float" office:value="3" calcext:value-type="float">
            <text:p>3</text:p>
          </table:table-cell>
          <table:table-cell table:formula="of:=([.F7]*[.K7])/[.I7]" office:value-type="float" office:value="2.076" calcext:value-type="float">
            <text:p>2.076</text:p>
          </table:table-cell>
          <table:table-cell table:formula="of:=[.I7]-[.K7]" office:value-type="float" office:value="47" calcext:value-type="float">
            <text:p>4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2N0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B8]*(200/[.C8])/1000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8]*[.I8])/[.F8]" office:value-type="float" office:value="4.27350427350427" calcext:value-type="float">
            <text:p>4.27</text:p>
          </table:table-cell>
          <table:table-cell table:formula="of:=ROUND([.J8];0)" office:value-type="float" office:value="4" calcext:value-type="float">
            <text:p>4</text:p>
          </table:table-cell>
          <table:table-cell table:formula="of:=([.F8]*[.K8])/[.I8]" office:value-type="float" office:value="1.872" calcext:value-type="float">
            <text:p>1.872</text:p>
          </table:table-cell>
          <table:table-cell table:formula="of:=[.I8]-[.K8]" office:value-type="float" office:value="46" calcext:value-type="float">
            <text:p>4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2N08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B9]*(200/[.C9])/1000" office:value-type="float" office:value="70.8" calcext:value-type="float">
            <text:p>70.8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70.8" calcext:value-type="float">
            <text:p>70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([.H9]*[.I9])/[.F9]" office:value-type="float" office:value="0.988700564971751" calcext:value-type="float">
            <text:p>0.99</text:p>
          </table:table-cell>
          <table:table-cell table:formula="of:=ROUND([.J9];0)" office:value-type="float" office:value="1" calcext:value-type="float">
            <text:p>1</text:p>
          </table:table-cell>
          <table:table-cell table:formula="of:=([.F9]*[.K9])/[.I9]" office:value-type="float" office:value="2.02285714285714" calcext:value-type="float">
            <text:p>2.02285714285714</text:p>
          </table:table-cell>
          <table:table-cell table:formula="of:=[.I9]-[.K9]" office:value-type="float" office:value="34" calcext:value-type="float">
            <text:p>3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2N0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10]*(200/[.C10])/1000"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22.6" calcext:value-type="float">
            <text:p>22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0]*[.I10])/[.F10]" office:value-type="float" office:value="4.42477876106195" calcext:value-type="float">
            <text:p>4.42</text:p>
          </table:table-cell>
          <table:table-cell table:formula="of:=ROUND([.J10];0)" office:value-type="float" office:value="4" calcext:value-type="float">
            <text:p>4</text:p>
          </table:table-cell>
          <table:table-cell table:formula="of:=([.F10]*[.K10])/[.I10]" office:value-type="float" office:value="1.808" calcext:value-type="float">
            <text:p>1.808</text:p>
          </table:table-cell>
          <table:table-cell table:formula="of:=[.I10]-[.K10]" office:value-type="float" office:value="46" calcext:value-type="float">
            <text:p>4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2N10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table:formula="of:=[.B11]*(200/[.C11])/1000" office:value-type="float" office:value="12.42" calcext:value-type="float">
            <text:p>12.42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12.42" calcext:value-type="float">
            <text:p>12.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1]*[.I11])/[.F11]" office:value-type="float" office:value="8.05152979066023" calcext:value-type="float">
            <text:p>8.05</text:p>
          </table:table-cell>
          <table:table-cell table:formula="of:=ROUND([.J11];0)" office:value-type="float" office:value="8" calcext:value-type="float">
            <text:p>8</text:p>
          </table:table-cell>
          <table:table-cell table:formula="of:=([.F11]*[.K11])/[.I11]" office:value-type="float" office:value="1.9872" calcext:value-type="float">
            <text:p>1.9872</text:p>
          </table:table-cell>
          <table:table-cell table:formula="of:=[.I11]-[.K11]" office:value-type="float" office:value="42" calcext:value-type="float">
            <text:p>4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2N1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B12]*(200/[.C12])/1000"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31.4" calcext:value-type="float">
            <text:p>31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2]*[.I12])/[.F12]" office:value-type="float" office:value="3.18471337579618" calcext:value-type="float">
            <text:p>3.18</text:p>
          </table:table-cell>
          <table:table-cell table:formula="of:=ROUND([.J12];0)" office:value-type="float" office:value="3" calcext:value-type="float">
            <text:p>3</text:p>
          </table:table-cell>
          <table:table-cell table:formula="of:=([.F12]*[.K12])/[.I12]" office:value-type="float" office:value="1.884" calcext:value-type="float">
            <text:p>1.884</text:p>
          </table:table-cell>
          <table:table-cell table:formula="of:=[.I12]-[.K12]" office:value-type="float" office:value="47" calcext:value-type="float">
            <text:p>4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2N1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B13]*(200/[.C13])/100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3]*[.I13])/[.F13]" office:value-type="float" office:value="3.03030303030303" calcext:value-type="float">
            <text:p>3.03</text:p>
          </table:table-cell>
          <table:table-cell table:formula="of:=ROUND([.J13];0)" office:value-type="float" office:value="3" calcext:value-type="float">
            <text:p>3</text:p>
          </table:table-cell>
          <table:table-cell table:formula="of:=([.F13]*[.K13])/[.I13]" office:value-type="float" office:value="1.98" calcext:value-type="float">
            <text:p>1.98</text:p>
          </table:table-cell>
          <table:table-cell table:formula="of:=[.I13]-[.K13]" office:value-type="float" office:value="47" calcext:value-type="float">
            <text:p>4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2P01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table:formula="of:=[.B14]*(200/[.C14])/1000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4]*[.I14])/[.F14]" office:value-type="float" office:value="13.0890052356021" calcext:value-type="float">
            <text:p>13.09</text:p>
          </table:table-cell>
          <table:table-cell table:formula="of:=ROUND([.J14];0)" office:value-type="float" office:value="13" calcext:value-type="float">
            <text:p>13</text:p>
          </table:table-cell>
          <table:table-cell table:formula="of:=([.F14]*[.K14])/[.I14]" office:value-type="float" office:value="1.9864" calcext:value-type="float">
            <text:p>1.9864</text:p>
          </table:table-cell>
          <table:table-cell table:formula="of:=[.I14]-[.K14]" office:value-type="float" office:value="37" calcext:value-type="float">
            <text:p>3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2P0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B15]*(200/[.C15])/1000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5]*[.I15])/[.F15]" office:value-type="float" office:value="3.7593984962406" calcext:value-type="float">
            <text:p>3.76</text:p>
          </table:table-cell>
          <table:table-cell table:formula="of:=ROUND([.J15];0)" office:value-type="float" office:value="4" calcext:value-type="float">
            <text:p>4</text:p>
          </table:table-cell>
          <table:table-cell table:formula="of:=([.F15]*[.K15])/[.I15]" office:value-type="float" office:value="2.128" calcext:value-type="float">
            <text:p>2.128</text:p>
          </table:table-cell>
          <table:table-cell table:formula="of:=[.I15]-[.K15]" office:value-type="float" office:value="46" calcext:value-type="float">
            <text:p>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P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16]*(200/[.C16])/1000"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7.2" calcext:value-type="float">
            <text:p>7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6]*[.I16])/[.F16]" office:value-type="float" office:value="13.8888888888889" calcext:value-type="float">
            <text:p>13.89</text:p>
          </table:table-cell>
          <table:table-cell table:formula="of:=ROUND([.J16];0)" office:value-type="float" office:value="14" calcext:value-type="float">
            <text:p>14</text:p>
          </table:table-cell>
          <table:table-cell table:formula="of:=([.F16]*[.K16])/[.I16]" office:value-type="float" office:value="2.016" calcext:value-type="float">
            <text:p>2.016</text:p>
          </table:table-cell>
          <table:table-cell table:formula="of:=[.I16]-[.K16]" office:value-type="float" office:value="36" calcext:value-type="float">
            <text:p>3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2P04</text:p>
          </table:table-cell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  <table:table-cell table:formula="of:=[.B17]*(200/[.C17])/1000"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6.46" calcext:value-type="float">
            <text:p>6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7]*[.I17])/[.F17]" office:value-type="float" office:value="15.4798761609907" calcext:value-type="float">
            <text:p>15.48</text:p>
          </table:table-cell>
          <table:table-cell table:formula="of:=ROUND([.J17];0)" office:value-type="float" office:value="15" calcext:value-type="float">
            <text:p>15</text:p>
          </table:table-cell>
          <table:table-cell table:formula="of:=([.F17]*[.K17])/[.I17]" office:value-type="float" office:value="1.938" calcext:value-type="float">
            <text:p>1.938</text:p>
          </table:table-cell>
          <table:table-cell table:formula="of:=[.I17]-[.K17]" office:value-type="float" office:value="35" calcext:value-type="float">
            <text:p>3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2P05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table:formula="of:=[.B18]*(200/[.C18])/1000" office:value-type="float" office:value="5.38" calcext:value-type="float">
            <text:p>5.38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5.38" calcext:value-type="float">
            <text:p>5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8]*[.I18])/[.F18]" office:value-type="float" office:value="18.5873605947955" calcext:value-type="float">
            <text:p>18.59</text:p>
          </table:table-cell>
          <table:table-cell table:formula="of:=ROUND([.J18];0)" office:value-type="float" office:value="19" calcext:value-type="float">
            <text:p>19</text:p>
          </table:table-cell>
          <table:table-cell table:formula="of:=([.F18]*[.K18])/[.I18]" office:value-type="float" office:value="2.0444" calcext:value-type="float">
            <text:p>2.0444</text:p>
          </table:table-cell>
          <table:table-cell table:formula="of:=[.I18]-[.K18]" office:value-type="float" office:value="31" calcext:value-type="float">
            <text:p>3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2P06</text:p>
          </table:table-cell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 table:formula="of:=[.B19]*(200/[.C19])/1000"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9]*[.I19])/[.F19]" office:value-type="float" office:value="5.58659217877095" calcext:value-type="float">
            <text:p>5.59</text:p>
          </table:table-cell>
          <table:table-cell table:formula="of:=ROUND([.J19];0)" office:value-type="float" office:value="6" calcext:value-type="float">
            <text:p>6</text:p>
          </table:table-cell>
          <table:table-cell table:formula="of:=([.F19]*[.K19])/[.I19]" office:value-type="float" office:value="2.148" calcext:value-type="float">
            <text:p>2.148</text:p>
          </table:table-cell>
          <table:table-cell table:formula="of:=[.I19]-[.K19]" office:value-type="float" office:value="44" calcext:value-type="float">
            <text:p>4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2P0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formula="of:=[.B20]*(200/[.C20])/1000" office:value-type="float" office:value="33.8" calcext:value-type="float">
            <text:p>33.8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33.8" calcext:value-type="float">
            <text:p>33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0]*[.I20])/[.F20]" office:value-type="float" office:value="2.95857988165681" calcext:value-type="float">
            <text:p>2.96</text:p>
          </table:table-cell>
          <table:table-cell table:formula="of:=ROUND([.J20];0)" office:value-type="float" office:value="3" calcext:value-type="float">
            <text:p>3</text:p>
          </table:table-cell>
          <table:table-cell table:formula="of:=([.F20]*[.K20])/[.I20]" office:value-type="float" office:value="2.028" calcext:value-type="float">
            <text:p>2.028</text:p>
          </table:table-cell>
          <table:table-cell table:formula="of:=[.I20]-[.K20]" office:value-type="float" office:value="47" calcext:value-type="float">
            <text:p>4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2P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B21]*(200/[.C21])/1000"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float" office:value="24.2" calcext:value-type="float">
            <text:p>24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1]*[.I21])/[.F21]" office:value-type="float" office:value="4.13223140495868" calcext:value-type="float">
            <text:p>4.13</text:p>
          </table:table-cell>
          <table:table-cell table:formula="of:=ROUND([.J21];0)" office:value-type="float" office:value="4" calcext:value-type="float">
            <text:p>4</text:p>
          </table:table-cell>
          <table:table-cell table:formula="of:=([.F21]*[.K21])/[.I21]" office:value-type="float" office:value="1.936" calcext:value-type="float">
            <text:p>1.936</text:p>
          </table:table-cell>
          <table:table-cell table:formula="of:=[.I21]-[.K21]" office:value-type="float" office:value="46" calcext:value-type="float">
            <text:p>4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2P09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[.B22]*(200/[.C22])/1000" office:value-type="float" office:value="19.16" calcext:value-type="float">
            <text:p>19.16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float" office:value="19.16" calcext:value-type="float">
            <text:p>19.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2]*[.I22])/[.F22]" office:value-type="float" office:value="5.21920668058455" calcext:value-type="float">
            <text:p>5.22</text:p>
          </table:table-cell>
          <table:table-cell table:formula="of:=ROUND([.J22];0)" office:value-type="float" office:value="5" calcext:value-type="float">
            <text:p>5</text:p>
          </table:table-cell>
          <table:table-cell table:formula="of:=([.F22]*[.K22])/[.I22]" office:value-type="float" office:value="1.916" calcext:value-type="float">
            <text:p>1.916</text:p>
          </table:table-cell>
          <table:table-cell table:formula="of:=[.I22]-[.K22]" office:value-type="float" office:value="45" calcext:value-type="float">
            <text:p>4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2P10</text:p>
          </table:table-cell>
          <table:table-cell office:value-type="float" office:value="68.2" calcext:value-type="float">
            <text:p>68.2</text:p>
          </table:table-cell>
          <table:table-cell office:value-type="float" office:value="1" calcext:value-type="float">
            <text:p>1</text:p>
          </table:table-cell>
          <table:table-cell table:formula="of:=[.B23]*(200/[.C23])/1000"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13.64" calcext:value-type="float">
            <text:p>13.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3]*[.I23])/[.F23]" office:value-type="float" office:value="7.33137829912023" calcext:value-type="float">
            <text:p>7.33</text:p>
          </table:table-cell>
          <table:table-cell table:formula="of:=ROUND([.J23];0)" office:value-type="float" office:value="7" calcext:value-type="float">
            <text:p>7</text:p>
          </table:table-cell>
          <table:table-cell table:formula="of:=([.F23]*[.K23])/[.I23]" office:value-type="float" office:value="1.9096" calcext:value-type="float">
            <text:p>1.9096</text:p>
          </table:table-cell>
          <table:table-cell table:formula="of:=[.I23]-[.K23]" office:value-type="float" office:value="43" calcext:value-type="float">
            <text:p>4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2P11</text:p>
          </table:table-cell>
          <table:table-cell office:value-type="float" office:value="90.9" calcext:value-type="float">
            <text:p>90.9</text:p>
          </table:table-cell>
          <table:table-cell office:value-type="float" office:value="1" calcext:value-type="float">
            <text:p>1</text:p>
          </table:table-cell>
          <table:table-cell table:formula="of:=[.B24]*(200/[.C24])/1000" office:value-type="float" office:value="18.18" calcext:value-type="float">
            <text:p>18.18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18.18" calcext:value-type="float">
            <text:p>18.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4]*[.I24])/[.F24]" office:value-type="float" office:value="5.5005500550055" calcext:value-type="float">
            <text:p>5.50</text:p>
          </table:table-cell>
          <table:table-cell table:formula="of:=ROUND([.J24];0)" office:value-type="float" office:value="6" calcext:value-type="float">
            <text:p>6</text:p>
          </table:table-cell>
          <table:table-cell table:formula="of:=([.F24]*[.K24])/[.I24]" office:value-type="float" office:value="2.1816" calcext:value-type="float">
            <text:p>2.1816</text:p>
          </table:table-cell>
          <table:table-cell table:formula="of:=[.I24]-[.K24]" office:value-type="float" office:value="44" calcext:value-type="float">
            <text:p>4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2P12</text:p>
          </table:table-cell>
          <table:table-cell office:value-type="float" office:value="79.2" calcext:value-type="float">
            <text:p>79.2</text:p>
          </table:table-cell>
          <table:table-cell office:value-type="float" office:value="1" calcext:value-type="float">
            <text:p>1</text:p>
          </table:table-cell>
          <table:table-cell table:formula="of:=[.B25]*(200/[.C25])/1000" office:value-type="float" office:value="15.84" calcext:value-type="float">
            <text:p>15.84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15.84" calcext:value-type="float">
            <text:p>15.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5]*[.I25])/[.F25]" office:value-type="float" office:value="6.31313131313131" calcext:value-type="float">
            <text:p>6.31</text:p>
          </table:table-cell>
          <table:table-cell table:formula="of:=ROUND([.J25];0)" office:value-type="float" office:value="6" calcext:value-type="float">
            <text:p>6</text:p>
          </table:table-cell>
          <table:table-cell table:formula="of:=([.F25]*[.K25])/[.I25]" office:value-type="float" office:value="1.9008" calcext:value-type="float">
            <text:p>1.9008</text:p>
          </table:table-cell>
          <table:table-cell table:formula="of:=[.I25]-[.K25]" office:value-type="float" office:value="44" calcext:value-type="float">
            <text:p>4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5N0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26]*(200/[.C26])/1000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6]*[.I26])/[.F26]" office:value-type="float" office:value="3.96825396825397" calcext:value-type="float">
            <text:p>3.97</text:p>
          </table:table-cell>
          <table:table-cell table:formula="of:=ROUND([.J26];0)" office:value-type="float" office:value="4" calcext:value-type="float">
            <text:p>4</text:p>
          </table:table-cell>
          <table:table-cell table:formula="of:=([.F26]*[.K26])/[.I26]" office:value-type="float" office:value="2.016" calcext:value-type="float">
            <text:p>2.016</text:p>
          </table:table-cell>
          <table:table-cell table:formula="of:=[.I26]-[.K26]" office:value-type="float" office:value="46" calcext:value-type="float">
            <text:p>4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N02</text:p>
          </table:table-cell>
          <table:table-cell office:value-type="float" office:value="57.9" calcext:value-type="float">
            <text:p>57.9</text:p>
          </table:table-cell>
          <table:table-cell office:value-type="float" office:value="1" calcext:value-type="float">
            <text:p>1</text:p>
          </table:table-cell>
          <table:table-cell table:formula="of:=[.B27]*(200/[.C27])/1000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7]*[.I27])/[.F27]" office:value-type="float" office:value="8.63557858376511" calcext:value-type="float">
            <text:p>8.64</text:p>
          </table:table-cell>
          <table:table-cell table:formula="of:=ROUND([.J27];0)" office:value-type="float" office:value="9" calcext:value-type="float">
            <text:p>9</text:p>
          </table:table-cell>
          <table:table-cell table:formula="of:=([.F27]*[.K27])/[.I27]" office:value-type="float" office:value="2.0844" calcext:value-type="float">
            <text:p>2.0844</text:p>
          </table:table-cell>
          <table:table-cell table:formula="of:=[.I27]-[.K27]" office:value-type="float" office:value="41" calcext:value-type="float">
            <text:p>4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5N03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table:formula="of:=[.B28]*(200/[.C28])/1000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8]*[.I28])/[.F28]" office:value-type="float" office:value="22.2222222222222" calcext:value-type="float">
            <text:p>22.22</text:p>
          </table:table-cell>
          <table:table-cell table:formula="of:=ROUND([.J28];0)" office:value-type="float" office:value="22" calcext:value-type="float">
            <text:p>22</text:p>
          </table:table-cell>
          <table:table-cell table:formula="of:=([.F28]*[.K28])/[.I28]" office:value-type="float" office:value="1.98" calcext:value-type="float">
            <text:p>1.98</text:p>
          </table:table-cell>
          <table:table-cell table:formula="of:=[.I28]-[.K28]" office:value-type="float" office:value="28" calcext:value-type="float">
            <text:p>2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5N04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B29]*(200/[.C29])/1000"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4.68" calcext:value-type="float">
            <text:p>4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9]*[.I29])/[.F29]" office:value-type="float" office:value="21.3675213675214" calcext:value-type="float">
            <text:p>21.37</text:p>
          </table:table-cell>
          <table:table-cell table:formula="of:=ROUND([.J29];0)" office:value-type="float" office:value="21" calcext:value-type="float">
            <text:p>21</text:p>
          </table:table-cell>
          <table:table-cell table:formula="of:=([.F29]*[.K29])/[.I29]" office:value-type="float" office:value="1.9656" calcext:value-type="float">
            <text:p>1.9656</text:p>
          </table:table-cell>
          <table:table-cell table:formula="of:=[.I29]-[.K29]" office:value-type="float" office:value="29" calcext:value-type="float">
            <text:p>2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5N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0]*(200/[.C30])/1000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2.4" calcext:value-type="float">
            <text:p>2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([.H30]*[.I30])/[.F30]" office:value-type="float" office:value="33.3333333333333" calcext:value-type="float">
            <text:p>33.33</text:p>
          </table:table-cell>
          <table:table-cell table:formula="of:=ROUND([.J30];0)" office:value-type="float" office:value="33" calcext:value-type="float">
            <text:p>33</text:p>
          </table:table-cell>
          <table:table-cell table:formula="of:=([.F30]*[.K30])/[.I30]" office:value-type="float" office:value="1.98" calcext:value-type="float">
            <text:p>1.9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5N0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B31]*(200/[.C31])/1000"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([.H31]*[.I31])/[.F31]" office:value-type="float" office:value="4.05405405405405" calcext:value-type="float">
            <text:p>4.05</text:p>
          </table:table-cell>
          <table:table-cell table:formula="of:=ROUND([.J31];0)" office:value-type="float" office:value="4" calcext:value-type="float">
            <text:p>4</text:p>
          </table:table-cell>
          <table:table-cell table:formula="of:=([.F31]*[.K31])/[.I31]" office:value-type="float" office:value="1.97333333333333" calcext:value-type="float">
            <text:p>1.97333333333333</text:p>
          </table:table-cell>
          <table:table-cell table:formula="of:=[.I31]-[.K31]" office:value-type="float" office:value="41" calcext:value-type="float">
            <text:p>4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5N0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formula="of:=[.B32]*(200/[.C32])/1000" office:value-type="float" office:value="18.24" calcext:value-type="float">
            <text:p>18.24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2]*[.I32])/[.F32]" office:value-type="float" office:value="5.48245614035088" calcext:value-type="float">
            <text:p>5.48</text:p>
          </table:table-cell>
          <table:table-cell table:formula="of:=ROUND([.J32];0)" office:value-type="float" office:value="5" calcext:value-type="float">
            <text:p>5</text:p>
          </table:table-cell>
          <table:table-cell table:formula="of:=([.F32]*[.K32])/[.I32]" office:value-type="float" office:value="1.824" calcext:value-type="float">
            <text:p>1.824</text:p>
          </table:table-cell>
          <table:table-cell table:formula="of:=[.I32]-[.K32]" office:value-type="float" office:value="45" calcext:value-type="float">
            <text:p>4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5N0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B33]*(200/[.C33])/1000"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float" office:value="21.8" calcext:value-type="float">
            <text:p>2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3]*[.I33])/[.F33]" office:value-type="float" office:value="4.58715596330275" calcext:value-type="float">
            <text:p>4.59</text:p>
          </table:table-cell>
          <table:table-cell table:formula="of:=ROUND([.J33];0)" office:value-type="float" office:value="5" calcext:value-type="float">
            <text:p>5</text:p>
          </table:table-cell>
          <table:table-cell table:formula="of:=([.F33]*[.K33])/[.I33]" office:value-type="float" office:value="2.18" calcext:value-type="float">
            <text:p>2.18</text:p>
          </table:table-cell>
          <table:table-cell table:formula="of:=[.I33]-[.K33]" office:value-type="float" office:value="45" calcext:value-type="float">
            <text:p>4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5N09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34]*(200/[.C34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float" office:value="13.46" calcext:value-type="float">
            <text:p>13.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4]*[.I34])/[.F34]" office:value-type="float" office:value="7.42942050520059" calcext:value-type="float">
            <text:p>7.43</text:p>
          </table:table-cell>
          <table:table-cell table:formula="of:=ROUND([.J34];0)" office:value-type="float" office:value="7" calcext:value-type="float">
            <text:p>7</text:p>
          </table:table-cell>
          <table:table-cell table:formula="of:=([.F34]*[.K34])/[.I34]" office:value-type="float" office:value="1.8844" calcext:value-type="float">
            <text:p>1.8844</text:p>
          </table:table-cell>
          <table:table-cell table:formula="of:=[.I34]-[.K34]" office:value-type="float" office:value="43" calcext:value-type="float">
            <text:p>4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5N10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B35]*(200/[.C35])/1000"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5]*[.I35])/[.F35]" office:value-type="float" office:value="12.6582278481013" calcext:value-type="float">
            <text:p>12.66</text:p>
          </table:table-cell>
          <table:table-cell table:formula="of:=ROUND([.J35];0)" office:value-type="float" office:value="13" calcext:value-type="float">
            <text:p>13</text:p>
          </table:table-cell>
          <table:table-cell table:formula="of:=([.F35]*[.K35])/[.I35]" office:value-type="float" office:value="2.054" calcext:value-type="float">
            <text:p>2.054</text:p>
          </table:table-cell>
          <table:table-cell table:formula="of:=[.I35]-[.K35]" office:value-type="float" office:value="37" calcext:value-type="float">
            <text:p>3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5N1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[.B36]*(200/[.C36])/1000"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13.34" calcext:value-type="float">
            <text:p>13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6]*[.I36])/[.F36]" office:value-type="float" office:value="7.49625187406297" calcext:value-type="float">
            <text:p>7.50</text:p>
          </table:table-cell>
          <table:table-cell table:formula="of:=ROUND([.J36];0)" office:value-type="float" office:value="7" calcext:value-type="float">
            <text:p>7</text:p>
          </table:table-cell>
          <table:table-cell table:formula="of:=([.F36]*[.K36])/[.I36]" office:value-type="float" office:value="1.8676" calcext:value-type="float">
            <text:p>1.8676</text:p>
          </table:table-cell>
          <table:table-cell table:formula="of:=[.I36]-[.K36]" office:value-type="float" office:value="43" calcext:value-type="float">
            <text:p>4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5N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7]*(200/[.C37])/100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7]*[.I37])/[.F37]" office:value-type="float" office:value="11.1111111111111" calcext:value-type="float">
            <text:p>11.11</text:p>
          </table:table-cell>
          <table:table-cell table:formula="of:=ROUND([.J37];0)" office:value-type="float" office:value="11" calcext:value-type="float">
            <text:p>11</text:p>
          </table:table-cell>
          <table:table-cell table:formula="of:=([.F37]*[.K37])/[.I37]" office:value-type="float" office:value="1.98" calcext:value-type="float">
            <text:p>1.98</text:p>
          </table:table-cell>
          <table:table-cell table:formula="of:=[.I37]-[.K37]" office:value-type="float" office:value="39" calcext:value-type="float">
            <text:p>3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5P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38]*(200/[.C38])/1000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8]*[.I38])/[.F38]" office:value-type="float" office:value="7.69230769230769" calcext:value-type="float">
            <text:p>7.69</text:p>
          </table:table-cell>
          <table:table-cell table:formula="of:=ROUND([.J38];0)" office:value-type="float" office:value="8" calcext:value-type="float">
            <text:p>8</text:p>
          </table:table-cell>
          <table:table-cell table:formula="of:=([.F38]*[.K38])/[.I38]" office:value-type="float" office:value="2.08" calcext:value-type="float">
            <text:p>2.08</text:p>
          </table:table-cell>
          <table:table-cell table:formula="of:=[.I38]-[.K38]" office:value-type="float" office:value="42" calcext:value-type="float">
            <text:p>4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P0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B39]*(200/[.C39])/1000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9]*[.I39])/[.F39]" office:value-type="float" office:value="5.88235294117647" calcext:value-type="float">
            <text:p>5.88</text:p>
          </table:table-cell>
          <table:table-cell table:formula="of:=ROUND([.J39];0)" office:value-type="float" office:value="6" calcext:value-type="float">
            <text:p>6</text:p>
          </table:table-cell>
          <table:table-cell table:formula="of:=([.F39]*[.K39])/[.I39]" office:value-type="float" office:value="2.04" calcext:value-type="float">
            <text:p>2.04</text:p>
          </table:table-cell>
          <table:table-cell table:formula="of:=[.I39]-[.K39]" office:value-type="float" office:value="44" calcext:value-type="float">
            <text:p>4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5P03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table:formula="of:=[.B40]*(200/[.C40])/1000"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float" office:value="3.74" calcext:value-type="float">
            <text:p>3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0]*[.I40])/[.F40]" office:value-type="float" office:value="26.7379679144385" calcext:value-type="float">
            <text:p>26.74</text:p>
          </table:table-cell>
          <table:table-cell table:formula="of:=ROUND([.J40];0)" office:value-type="float" office:value="27" calcext:value-type="float">
            <text:p>27</text:p>
          </table:table-cell>
          <table:table-cell table:formula="of:=([.F40]*[.K40])/[.I40]" office:value-type="float" office:value="2.0196" calcext:value-type="float">
            <text:p>2.0196</text:p>
          </table:table-cell>
          <table:table-cell table:formula="of:=[.I40]-[.K40]" office:value-type="float" office:value="23" calcext:value-type="float">
            <text:p>2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5P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1]*(200/[.C41])/1000"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formula="of:=[.D41]*[.E41]" office:value-type="float" office:value="4.4" calcext:value-type="float">
            <text:p>4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1]*[.I41])/[.F41]" office:value-type="float" office:value="22.7272727272727" calcext:value-type="float">
            <text:p>22.73</text:p>
          </table:table-cell>
          <table:table-cell table:formula="of:=ROUND([.J41];0)" office:value-type="float" office:value="23" calcext:value-type="float">
            <text:p>23</text:p>
          </table:table-cell>
          <table:table-cell table:formula="of:=([.F41]*[.K41])/[.I41]" office:value-type="float" office:value="2.024" calcext:value-type="float">
            <text:p>2.024</text:p>
          </table:table-cell>
          <table:table-cell table:formula="of:=[.I41]-[.K41]" office:value-type="float" office:value="27" calcext:value-type="float">
            <text:p>2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5P05</text:p>
          </table:table-cell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  <table:table-cell table:formula="of:=[.B42]*(200/[.C42])/1000"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float" office:value="6.68" calcext:value-type="float">
            <text:p>6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2]*[.I42])/[.F42]" office:value-type="float" office:value="14.9700598802395" calcext:value-type="float">
            <text:p>14.97</text:p>
          </table:table-cell>
          <table:table-cell table:formula="of:=ROUND([.J42];0)" office:value-type="float" office:value="15" calcext:value-type="float">
            <text:p>15</text:p>
          </table:table-cell>
          <table:table-cell table:formula="of:=([.F42]*[.K42])/[.I42]" office:value-type="float" office:value="2.004" calcext:value-type="float">
            <text:p>2.004</text:p>
          </table:table-cell>
          <table:table-cell table:formula="of:=[.I42]-[.K42]" office:value-type="float" office:value="35" calcext:value-type="float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5P06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43]*(200/[.C43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43]*[.E43]" office:value-type="float" office:value="13.46" calcext:value-type="float">
            <text:p>13.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3]*[.I43])/[.F43]" office:value-type="float" office:value="7.42942050520059" calcext:value-type="float">
            <text:p>7.43</text:p>
          </table:table-cell>
          <table:table-cell table:formula="of:=ROUND([.J43];0)" office:value-type="float" office:value="7" calcext:value-type="float">
            <text:p>7</text:p>
          </table:table-cell>
          <table:table-cell table:formula="of:=([.F43]*[.K43])/[.I43]" office:value-type="float" office:value="1.8844" calcext:value-type="float">
            <text:p>1.8844</text:p>
          </table:table-cell>
          <table:table-cell table:formula="of:=[.I43]-[.K43]" office:value-type="float" office:value="43" calcext:value-type="float">
            <text:p>4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5P0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[.B44]*(200/[.C44])/1000"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4]*[.I44])/[.F44]" office:value-type="float" office:value="3.3112582781457" calcext:value-type="float">
            <text:p>3.31</text:p>
          </table:table-cell>
          <table:table-cell table:formula="of:=ROUND([.J44];0)" office:value-type="float" office:value="3" calcext:value-type="float">
            <text:p>3</text:p>
          </table:table-cell>
          <table:table-cell table:formula="of:=([.F44]*[.K44])/[.I44]" office:value-type="float" office:value="1.812" calcext:value-type="float">
            <text:p>1.812</text:p>
          </table:table-cell>
          <table:table-cell table:formula="of:=[.I44]-[.K44]" office:value-type="float" office:value="47" calcext:value-type="float">
            <text:p>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5P08</text:p>
          </table:table-cell>
          <table:table-cell office:value-type="float" office:value="79.1" calcext:value-type="float">
            <text:p>79.1</text:p>
          </table:table-cell>
          <table:table-cell office:value-type="float" office:value="1" calcext:value-type="float">
            <text:p>1</text:p>
          </table:table-cell>
          <table:table-cell table:formula="of:=[.B45]*(200/[.C45])/1000" office:value-type="float" office:value="15.82" calcext:value-type="float">
            <text:p>15.82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float" office:value="15.82" calcext:value-type="float">
            <text:p>15.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5]*[.I45])/[.F45]" office:value-type="float" office:value="6.32111251580278" calcext:value-type="float">
            <text:p>6.32</text:p>
          </table:table-cell>
          <table:table-cell table:formula="of:=ROUND([.J45];0)" office:value-type="float" office:value="6" calcext:value-type="float">
            <text:p>6</text:p>
          </table:table-cell>
          <table:table-cell table:formula="of:=([.F45]*[.K45])/[.I45]" office:value-type="float" office:value="1.8984" calcext:value-type="float">
            <text:p>1.8984</text:p>
          </table:table-cell>
          <table:table-cell table:formula="of:=[.I45]-[.K45]" office:value-type="float" office:value="44" calcext:value-type="float">
            <text:p>4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5P09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6]*(200/[.C46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6]*[.I46])/[.F46]" office:value-type="float" office:value="5.99520383693046" calcext:value-type="float">
            <text:p>6.00</text:p>
          </table:table-cell>
          <table:table-cell table:formula="of:=ROUND([.J46];0)" office:value-type="float" office:value="6" calcext:value-type="float">
            <text:p>6</text:p>
          </table:table-cell>
          <table:table-cell table:formula="of:=([.F46]*[.K46])/[.I46]" office:value-type="float" office:value="2.0016" calcext:value-type="float">
            <text:p>2.0016</text:p>
          </table:table-cell>
          <table:table-cell table:formula="of:=[.I46]-[.K46]" office:value-type="float" office:value="44" calcext:value-type="float">
            <text:p>4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5P10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[.B47]*(200/[.C47])/1000"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float" office:value="19.68" calcext:value-type="float">
            <text:p>19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7]*[.I47])/[.F47]" office:value-type="float" office:value="5.08130081300813" calcext:value-type="float">
            <text:p>5.08</text:p>
          </table:table-cell>
          <table:table-cell table:formula="of:=ROUND([.J47];0)" office:value-type="float" office:value="5" calcext:value-type="float">
            <text:p>5</text:p>
          </table:table-cell>
          <table:table-cell table:formula="of:=([.F47]*[.K47])/[.I47]" office:value-type="float" office:value="1.968" calcext:value-type="float">
            <text:p>1.968</text:p>
          </table:table-cell>
          <table:table-cell table:formula="of:=[.I47]-[.K47]" office:value-type="float" office:value="45" calcext:value-type="float">
            <text:p>4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5P11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table:formula="of:=[.B48]*(200/[.C48])/1000"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10.78" calcext:value-type="float">
            <text:p>1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8]*[.I48])/[.F48]" office:value-type="float" office:value="9.27643784786642" calcext:value-type="float">
            <text:p>9.28</text:p>
          </table:table-cell>
          <table:table-cell table:formula="of:=ROUND([.J48];0)" office:value-type="float" office:value="9" calcext:value-type="float">
            <text:p>9</text:p>
          </table:table-cell>
          <table:table-cell table:formula="of:=([.F48]*[.K48])/[.I48]" office:value-type="float" office:value="1.9404" calcext:value-type="float">
            <text:p>1.9404</text:p>
          </table:table-cell>
          <table:table-cell table:formula="of:=[.I48]-[.K48]" office:value-type="float" office:value="41" calcext:value-type="float">
            <text:p>4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5P12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9]*(200/[.C49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9]*[.I49])/[.F49]" office:value-type="float" office:value="5.99520383693046" calcext:value-type="float">
            <text:p>6.00</text:p>
          </table:table-cell>
          <table:table-cell table:formula="of:=ROUND([.J49];0)" office:value-type="float" office:value="6" calcext:value-type="float">
            <text:p>6</text:p>
          </table:table-cell>
          <table:table-cell table:formula="of:=([.F49]*[.K49])/[.I49]" office:value-type="float" office:value="2.0016" calcext:value-type="float">
            <text:p>2.0016</text:p>
          </table:table-cell>
          <table:table-cell table:formula="of:=[.I49]-[.K49]" office:value-type="float" office:value="44" calcext:value-type="float">
            <text:p>4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01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0]*(200/[.C50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0]*[.E50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0];0)" office:value-type="float" office:value="20" calcext:value-type="float">
            <text:p>20</text:p>
          </table:table-cell>
          <table:table-cell table:formula="of:=([.F50]*[.K50])/[.I50]" office:value-type="string" office:string-value="" calcext:value-type="error">
            <text:p>#VALUE!</text:p>
          </table:table-cell>
          <table:table-cell table:formula="of:=[.I50]-[.K50]"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0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1]*(200/[.C51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1]*[.E51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1];0)" office:value-type="float" office:value="20" calcext:value-type="float">
            <text:p>20</text:p>
          </table:table-cell>
          <table:table-cell table:formula="of:=([.F51]*[.K51])/[.I51]" office:value-type="string" office:string-value="" calcext:value-type="error">
            <text:p>#VALUE!</text:p>
          </table:table-cell>
          <table:table-cell table:formula="of:=[.I51]-[.K51]" office:value-type="float" office:value="0" calcext:value-type="float">
            <text:p>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03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formula="of:=[.B52]*(200/[.C52])/1000" office:value-type="float" office:value="0.0144" calcext:value-type="float">
            <text:p>0.0144</text:p>
          </table:table-cell>
          <table:table-cell office:value-type="float" office:value="1" calcext:value-type="float">
            <text:p>1</text:p>
          </table:table-cell>
          <table:table-cell table:formula="of:=[.D52]*[.E52]" office:value-type="float" office:value="0.0144" calcext:value-type="float">
            <text:p>0.0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2];0)" office:value-type="float" office:value="20" calcext:value-type="float">
            <text:p>20</text:p>
          </table:table-cell>
          <table:table-cell table:formula="of:=([.F52]*[.K52])/[.I52]" office:value-type="float" office:value="0.0144" calcext:value-type="float">
            <text:p>0.0144</text:p>
          </table:table-cell>
          <table:table-cell table:formula="of:=[.I52]-[.K52]"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04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3]*(200/[.C53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3]*[.E53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3];0)" office:value-type="float" office:value="20" calcext:value-type="float">
            <text:p>20</text:p>
          </table:table-cell>
          <table:table-cell table:formula="of:=([.F53]*[.K53])/[.I53]" office:value-type="string" office:string-value="" calcext:value-type="error">
            <text:p>#VALUE!</text:p>
          </table:table-cell>
          <table:table-cell table:formula="of:=[.I53]-[.K53]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05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4]*(200/[.C54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4]*[.E54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4];0)" office:value-type="float" office:value="20" calcext:value-type="float">
            <text:p>20</text:p>
          </table:table-cell>
          <table:table-cell table:formula="of:=([.F54]*[.K54])/[.I54]" office:value-type="string" office:string-value="" calcext:value-type="error">
            <text:p>#VALUE!</text:p>
          </table:table-cell>
          <table:table-cell table:formula="of:=[.I54]-[.K54]"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01</text:p>
          </table:table-cell>
          <table:table-cell office:value-type="float" office:value="26.5" calcext:value-type="float">
            <text:p>26.5</text:p>
          </table:table-cell>
          <table:table-cell office:value-type="float" office:value="10" calcext:value-type="float">
            <text:p>10</text:p>
          </table:table-cell>
          <table:table-cell table:formula="of:=[.B55]*(200/[.C55])/1000"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formula="of:=[.D55]*[.E55]"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5];0)" office:value-type="float" office:value="20" calcext:value-type="float">
            <text:p>20</text:p>
          </table:table-cell>
          <table:table-cell table:formula="of:=([.F55]*[.K55])/[.I55]" office:value-type="float" office:value="0.53" calcext:value-type="float">
            <text:p>0.53</text:p>
          </table:table-cell>
          <table:table-cell table:formula="of:=[.I55]-[.K55]" office:value-type="float" office:value="0" calcext:value-type="float">
            <text:p>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M0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6]*(200/[.C56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6]*[.E56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6];0)" office:value-type="float" office:value="20" calcext:value-type="float">
            <text:p>20</text:p>
          </table:table-cell>
          <table:table-cell table:formula="of:=([.F56]*[.K56])/[.I56]" office:value-type="string" office:string-value="" calcext:value-type="error">
            <text:p>#VALUE!</text:p>
          </table:table-cell>
          <table:table-cell table:formula="of:=[.I56]-[.K56]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M03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formula="of:=[.B57]*(200/[.C57])/1000" office:value-type="float" office:value="0.728" calcext:value-type="float">
            <text:p>0.728</text:p>
          </table:table-cell>
          <table:table-cell office:value-type="float" office:value="1" calcext:value-type="float">
            <text:p>1</text:p>
          </table:table-cell>
          <table:table-cell table:formula="of:=[.D57]*[.E57]"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7];0)" office:value-type="float" office:value="20" calcext:value-type="float">
            <text:p>20</text:p>
          </table:table-cell>
          <table:table-cell table:formula="of:=([.F57]*[.K57])/[.I57]" office:value-type="float" office:value="0.728" calcext:value-type="float">
            <text:p>0.728</text:p>
          </table:table-cell>
          <table:table-cell table:formula="of:=[.I57]-[.K57]" office:value-type="float" office:value="0" calcext:value-type="float">
            <text:p>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0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[.B58]*(200/[.C58])/1000"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  <table:table-cell table:formula="of:=[.D58]*[.E58]" office:value-type="float" office:value="47.8" calcext:value-type="float">
            <text:p>47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8]*[.I58])/[.F58]" office:value-type="float" office:value="2.09205020920502" calcext:value-type="float">
            <text:p>2.09</text:p>
          </table:table-cell>
          <table:table-cell table:formula="of:=ROUND([.J58];0)" office:value-type="float" office:value="2" calcext:value-type="float">
            <text:p>2</text:p>
          </table:table-cell>
          <table:table-cell table:formula="of:=([.F58]*[.K58])/[.I58]" office:value-type="float" office:value="1.912" calcext:value-type="float">
            <text:p>1.912</text:p>
          </table:table-cell>
          <table:table-cell table:formula="of:=[.I58]-[.K58]" office:value-type="float" office:value="48" calcext:value-type="float">
            <text:p>4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02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formula="of:=[.B59]*(200/[.C59])/1000"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formula="of:=[.D59]*[.E59]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([.H59]*[.I59])/[.F59]" office:value-type="float" office:value="0.96" calcext:value-type="float">
            <text:p>0.96</text:p>
          </table:table-cell>
          <table:table-cell table:formula="of:=ROUND([.J59];0)" office:value-type="float" office:value="1" calcext:value-type="float">
            <text:p>1</text:p>
          </table:table-cell>
          <table:table-cell table:formula="of:=([.F59]*[.K59])/[.I59]" office:value-type="float" office:value="2.08333333333333" calcext:value-type="float">
            <text:p>2.08333333333333</text:p>
          </table:table-cell>
          <table:table-cell table:formula="of:=[.I59]-[.K59]" office:value-type="float" office:value="59" calcext:value-type="float">
            <text:p>5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1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ivot Table_Qubit_1" table:style-name="ta1">
        <table:table-column table:style-name="co6" table:default-cell-style-name="ce5"/>
        <table:table-column table:style-name="co7" table:default-cell-style-name="ce11"/>
        <table:table-column table:style-name="co6" table:default-cell-style-name="ce17"/>
        <table:table-column table:style-name="co6" table:number-columns-repeated="10" table:default-cell-style-name="ce19"/>
        <table:table-column table:style-name="co6" table:default-cell-style-name="ce28"/>
        <table:table-column table:style-name="co6" table:default-cell-style-name="ce35"/>
        <table:table-row table:style-name="ro1">
          <table:table-cell table:style-name="ce3"/>
          <table:table-cell table:style-name="ce9"/>
          <table:table-cell table:style-name="ce15" office:value-type="string" calcext:value-type="string">
            <text:p>Column P</text:p>
          </table:table-cell>
          <table:table-cell table:style-name="ce23" table:number-columns-repeated="11"/>
          <table:table-cell table:style-name="ce33"/>
        </table:table-row>
        <table:table-row table:style-name="ro1">
          <table:table-cell table:style-name="ce4" office:value-type="string" calcext:value-type="string">
            <text:p>Column O</text:p>
          </table:table-cell>
          <table:table-cell table:style-name="ce10" office:value-type="string" calcext:value-type="string">
            <text:p>Data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34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m - Rounded Sample Vol (u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18" office:value-type="float" office:value="45" calcext:value-type="float">
            <text:p>45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9" office:value-type="float" office:value="47" calcext:value-type="float">
            <text:p>47</text:p>
          </table:table-cell>
          <table:table-cell table:style-name="ce36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m - Rounded Sample Vol (uL)</text:p>
          </table:table-cell>
          <table:table-cell table:style-name="ce19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2" table:style-name="ce20" office:value-type="float" office:value="44" calcext:value-type="float">
            <text:p>44</text:p>
          </table:table-cell>
          <table:table-cell table:style-name="ce36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m - Rounded Sample Vol (uL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18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6"/>
          <table:table-cell table:style-name="ce20" office:value-type="float" office:value="41" calcext:value-type="float">
            <text:p>41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3" calcext:value-type="float">
            <text:p>43</text:p>
          </table:table-cell>
          <table:table-cell table:style-name="ce29" office:value-type="float" office:value="39" calcext:value-type="float">
            <text:p>39</text:p>
          </table:table-cell>
          <table:table-cell table:style-name="ce36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m - Rounded Sample Vol (uL)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number-columns-repeated="2"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4" calcext:value-type="float">
            <text:p>44</text:p>
          </table:table-cell>
          <table:table-cell table:style-name="ce36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m - Rounded Sample Vol (uL)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style-name="ce30"/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9" calcext:value-type="float">
            <text:p>59</text:p>
          </table:table-cell>
          <table:table-cell table:style-name="ce26"/>
          <table:table-cell table:style-name="ce31"/>
          <table:table-cell table:style-name="ce36" office:value-type="float" office:value="107" calcext:value-type="float">
            <text:p>107</text:p>
          </table:table-cell>
        </table:table-row>
        <table:table-row table:style-name="ro1">
          <table:table-cell table:style-name="ce7" office:value-type="string" calcext:value-type="string">
            <text:p>Total Sum - Rounded Sample Vol (uL)</text:p>
          </table:table-cell>
          <table:table-cell table:style-name="ce13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97" calcext:value-type="float">
            <text:p>97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37" office:value-type="float" office:value="598" calcext:value-type="float">
            <text:p>598</text:p>
          </table:table-cell>
        </table:table-row>
        <table:table-row table:style-name="ro1">
          <table:table-cell table:style-name="ce8" office:value-type="string" calcext:value-type="string">
            <text:p>Total Sum - Water Vol (uL)</text:p>
          </table:table-cell>
          <table:table-cell table:style-name="ce14"/>
          <table:table-cell table:style-name="ce22" office:value-type="float" office:value="170" calcext:value-type="float">
            <text:p>17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169" calcext:value-type="float">
            <text:p>169</text:p>
          </table:table-cell>
          <table:table-cell table:number-columns-repeated="2" table:style-name="ce25" office:value-type="float" office:value="226" calcext:value-type="float">
            <text:p>226</text:p>
          </table:table-cell>
          <table:table-cell table:style-name="ce25" office:value-type="float" office:value="175" calcext:value-type="float">
            <text:p>175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2035" calcext:value-type="float">
            <text:p>2035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5"/>
        <table:table-row table:style-name="ro1">
          <table:table-cell table:formula="of:=[$Qubit.A1]" office:value-type="string" office:string-value="Sample ID" calcext:value-type="string">
            <text:p>Sample ID</text:p>
          </table:table-cell>
          <table:table-cell table:formula="of:=[$Qubit.N1]" office:value-type="string" office:string-value="Well" calcext:value-type="string">
            <text:p>Well</text:p>
          </table:table-cell>
          <table:table-cell office:value-type="string" calcext:value-type="string">
            <text:p>Sample Vol (uL)</text:p>
          </table:table-cell>
          <table:table-cell table:formula="of:=[$Qubit.M1]" office:value-type="string" office:string-value="Water Vol (uL)" calcext:value-type="string">
            <text:p>Water Vol (uL)</text:p>
          </table:table-cell>
          <table:table-cell office:value-type="string" calcext:value-type="string">
            <text:p>Conc (ng/uL)</text:p>
          </table:table-cell>
        </table:table-row>
        <table:table-row table:style-name="ro1">
          <table:table-cell table:formula="of:=[$Qubit.A2]" office:value-type="string" office:string-value="G2N01" calcext:value-type="string">
            <text:p>G2N01</text:p>
          </table:table-cell>
          <table:table-cell table:formula="of:=[$Qubit.N2]" office:value-type="string" office:string-value="B1" calcext:value-type="string">
            <text:p>B1</text:p>
          </table:table-cell>
          <table:table-cell table:formula="of:=[$Qubit.K2]" office:value-type="float" office:value="5" calcext:value-type="float">
            <text:p>5</text:p>
          </table:table-cell>
          <table:table-cell table:formula="of:=[$Qubit.M2]" office:value-type="float" office:value="45" calcext:value-type="float">
            <text:p>45</text:p>
          </table:table-cell>
          <table:table-cell table:formula="of:=[$Qubit.L2]" office:value-type="float" office:value="1.834" calcext:value-type="float">
            <text:p>1.83</text:p>
          </table:table-cell>
        </table:table-row>
        <table:table-row table:style-name="ro1">
          <table:table-cell table:formula="of:=[$Qubit.A3]" office:value-type="string" office:string-value="G2N02" calcext:value-type="string">
            <text:p>G2N02</text:p>
          </table:table-cell>
          <table:table-cell table:formula="of:=[$Qubit.N3]" office:value-type="string" office:string-value="B2" calcext:value-type="string">
            <text:p>B2</text:p>
          </table:table-cell>
          <table:table-cell table:formula="of:=[$Qubit.K3]" office:value-type="float" office:value="6" calcext:value-type="float">
            <text:p>6</text:p>
          </table:table-cell>
          <table:table-cell table:formula="of:=[$Qubit.M3]" office:value-type="float" office:value="44" calcext:value-type="float">
            <text:p>44</text:p>
          </table:table-cell>
          <table:table-cell table:formula="of:=[$Qubit.L3]" office:value-type="float" office:value="2.0784" calcext:value-type="float">
            <text:p>2.08</text:p>
          </table:table-cell>
        </table:table-row>
        <table:table-row table:style-name="ro1">
          <table:table-cell table:formula="of:=[$Qubit.A4]" office:value-type="string" office:string-value="G2N03" calcext:value-type="string">
            <text:p>G2N03</text:p>
          </table:table-cell>
          <table:table-cell table:formula="of:=[$Qubit.N4]" office:value-type="string" office:string-value="B3" calcext:value-type="string">
            <text:p>B3</text:p>
          </table:table-cell>
          <table:table-cell table:formula="of:=[$Qubit.K4]" office:value-type="float" office:value="14" calcext:value-type="float">
            <text:p>14</text:p>
          </table:table-cell>
          <table:table-cell table:formula="of:=[$Qubit.M4]" office:value-type="float" office:value="36" calcext:value-type="float">
            <text:p>36</text:p>
          </table:table-cell>
          <table:table-cell table:formula="of:=[$Qubit.L4]" office:value-type="float" office:value="2.0664" calcext:value-type="float">
            <text:p>2.07</text:p>
          </table:table-cell>
        </table:table-row>
        <table:table-row table:style-name="ro1">
          <table:table-cell table:formula="of:=[$Qubit.A5]" office:value-type="string" office:string-value="G2N04" calcext:value-type="string">
            <text:p>G2N04</text:p>
          </table:table-cell>
          <table:table-cell table:formula="of:=[$Qubit.N5]" office:value-type="string" office:string-value="B4" calcext:value-type="string">
            <text:p>B4</text:p>
          </table:table-cell>
          <table:table-cell table:formula="of:=[$Qubit.K5]" office:value-type="float" office:value="13" calcext:value-type="float">
            <text:p>13</text:p>
          </table:table-cell>
          <table:table-cell table:formula="of:=[$Qubit.M5]" office:value-type="float" office:value="37" calcext:value-type="float">
            <text:p>37</text:p>
          </table:table-cell>
          <table:table-cell table:formula="of:=[$Qubit.L5]" office:value-type="float" office:value="1.9396" calcext:value-type="float">
            <text:p>1.94</text:p>
          </table:table-cell>
        </table:table-row>
        <table:table-row table:style-name="ro1">
          <table:table-cell table:formula="of:=[$Qubit.A6]" office:value-type="string" office:string-value="G2N05" calcext:value-type="string">
            <text:p>G2N05</text:p>
          </table:table-cell>
          <table:table-cell table:formula="of:=[$Qubit.N6]" office:value-type="string" office:string-value="B5" calcext:value-type="string">
            <text:p>B5</text:p>
          </table:table-cell>
          <table:table-cell table:formula="of:=[$Qubit.K6]" office:value-type="float" office:value="7" calcext:value-type="float">
            <text:p>7</text:p>
          </table:table-cell>
          <table:table-cell table:formula="of:=[$Qubit.M6]" office:value-type="float" office:value="43" calcext:value-type="float">
            <text:p>43</text:p>
          </table:table-cell>
          <table:table-cell table:formula="of:=[$Qubit.L6]" office:value-type="float" office:value="2.0636" calcext:value-type="float">
            <text:p>2.06</text:p>
          </table:table-cell>
        </table:table-row>
        <table:table-row table:style-name="ro1">
          <table:table-cell table:formula="of:=[$Qubit.A7]" office:value-type="string" office:string-value="G2N06" calcext:value-type="string">
            <text:p>G2N06</text:p>
          </table:table-cell>
          <table:table-cell table:formula="of:=[$Qubit.N7]" office:value-type="string" office:string-value="B6" calcext:value-type="string">
            <text:p>B6</text:p>
          </table:table-cell>
          <table:table-cell table:formula="of:=[$Qubit.K7]" office:value-type="float" office:value="3" calcext:value-type="float">
            <text:p>3</text:p>
          </table:table-cell>
          <table:table-cell table:formula="of:=[$Qubit.M7]" office:value-type="float" office:value="47" calcext:value-type="float">
            <text:p>47</text:p>
          </table:table-cell>
          <table:table-cell table:formula="of:=[$Qubit.L7]" office:value-type="float" office:value="2.076" calcext:value-type="float">
            <text:p>2.08</text:p>
          </table:table-cell>
        </table:table-row>
        <table:table-row table:style-name="ro1">
          <table:table-cell table:formula="of:=[$Qubit.A8]" office:value-type="string" office:string-value="G2N07" calcext:value-type="string">
            <text:p>G2N07</text:p>
          </table:table-cell>
          <table:table-cell table:formula="of:=[$Qubit.N8]" office:value-type="string" office:string-value="B7" calcext:value-type="string">
            <text:p>B7</text:p>
          </table:table-cell>
          <table:table-cell table:formula="of:=[$Qubit.K8]" office:value-type="float" office:value="4" calcext:value-type="float">
            <text:p>4</text:p>
          </table:table-cell>
          <table:table-cell table:formula="of:=[$Qubit.M8]" office:value-type="float" office:value="46" calcext:value-type="float">
            <text:p>46</text:p>
          </table:table-cell>
          <table:table-cell table:formula="of:=[$Qubit.L8]" office:value-type="float" office:value="1.872" calcext:value-type="float">
            <text:p>1.87</text:p>
          </table:table-cell>
        </table:table-row>
        <table:table-row table:style-name="ro1">
          <table:table-cell table:formula="of:=[$Qubit.A9]" office:value-type="string" office:string-value="G2N08" calcext:value-type="string">
            <text:p>G2N08</text:p>
          </table:table-cell>
          <table:table-cell table:formula="of:=[$Qubit.N9]" office:value-type="string" office:string-value="B8" calcext:value-type="string">
            <text:p>B8</text:p>
          </table:table-cell>
          <table:table-cell table:formula="of:=[$Qubit.K9]" office:value-type="float" office:value="1" calcext:value-type="float">
            <text:p>1</text:p>
          </table:table-cell>
          <table:table-cell table:formula="of:=[$Qubit.M9]" office:value-type="float" office:value="34" calcext:value-type="float">
            <text:p>34</text:p>
          </table:table-cell>
          <table:table-cell table:formula="of:=[$Qubit.L9]" office:value-type="float" office:value="2.02285714285714" calcext:value-type="float">
            <text:p>2.02</text:p>
          </table:table-cell>
        </table:table-row>
        <table:table-row table:style-name="ro1">
          <table:table-cell table:formula="of:=[$Qubit.A10]" office:value-type="string" office:string-value="G2N09" calcext:value-type="string">
            <text:p>G2N09</text:p>
          </table:table-cell>
          <table:table-cell table:formula="of:=[$Qubit.N10]" office:value-type="string" office:string-value="B9" calcext:value-type="string">
            <text:p>B9</text:p>
          </table:table-cell>
          <table:table-cell table:formula="of:=[$Qubit.K10]" office:value-type="float" office:value="4" calcext:value-type="float">
            <text:p>4</text:p>
          </table:table-cell>
          <table:table-cell table:formula="of:=[$Qubit.M10]" office:value-type="float" office:value="46" calcext:value-type="float">
            <text:p>46</text:p>
          </table:table-cell>
          <table:table-cell table:formula="of:=[$Qubit.L10]" office:value-type="float" office:value="1.808" calcext:value-type="float">
            <text:p>1.81</text:p>
          </table:table-cell>
        </table:table-row>
        <table:table-row table:style-name="ro1">
          <table:table-cell table:formula="of:=[$Qubit.A11]" office:value-type="string" office:string-value="G2N10" calcext:value-type="string">
            <text:p>G2N10</text:p>
          </table:table-cell>
          <table:table-cell table:formula="of:=[$Qubit.N11]" office:value-type="string" office:string-value="B10" calcext:value-type="string">
            <text:p>B10</text:p>
          </table:table-cell>
          <table:table-cell table:formula="of:=[$Qubit.K11]" office:value-type="float" office:value="8" calcext:value-type="float">
            <text:p>8</text:p>
          </table:table-cell>
          <table:table-cell table:formula="of:=[$Qubit.M11]" office:value-type="float" office:value="42" calcext:value-type="float">
            <text:p>42</text:p>
          </table:table-cell>
          <table:table-cell table:formula="of:=[$Qubit.L11]" office:value-type="float" office:value="1.9872" calcext:value-type="float">
            <text:p>1.99</text:p>
          </table:table-cell>
        </table:table-row>
        <table:table-row table:style-name="ro1">
          <table:table-cell table:formula="of:=[$Qubit.A12]" office:value-type="string" office:string-value="G2N11" calcext:value-type="string">
            <text:p>G2N11</text:p>
          </table:table-cell>
          <table:table-cell table:formula="of:=[$Qubit.N12]" office:value-type="string" office:string-value="B11" calcext:value-type="string">
            <text:p>B11</text:p>
          </table:table-cell>
          <table:table-cell table:formula="of:=[$Qubit.K12]" office:value-type="float" office:value="3" calcext:value-type="float">
            <text:p>3</text:p>
          </table:table-cell>
          <table:table-cell table:formula="of:=[$Qubit.M12]" office:value-type="float" office:value="47" calcext:value-type="float">
            <text:p>47</text:p>
          </table:table-cell>
          <table:table-cell table:formula="of:=[$Qubit.L12]" office:value-type="float" office:value="1.884" calcext:value-type="float">
            <text:p>1.88</text:p>
          </table:table-cell>
        </table:table-row>
        <table:table-row table:style-name="ro1">
          <table:table-cell table:formula="of:=[$Qubit.A13]" office:value-type="string" office:string-value="G2N12" calcext:value-type="string">
            <text:p>G2N12</text:p>
          </table:table-cell>
          <table:table-cell table:formula="of:=[$Qubit.N13]" office:value-type="string" office:string-value="B12" calcext:value-type="string">
            <text:p>B12</text:p>
          </table:table-cell>
          <table:table-cell table:formula="of:=[$Qubit.K13]" office:value-type="float" office:value="3" calcext:value-type="float">
            <text:p>3</text:p>
          </table:table-cell>
          <table:table-cell table:formula="of:=[$Qubit.M13]" office:value-type="float" office:value="47" calcext:value-type="float">
            <text:p>47</text:p>
          </table:table-cell>
          <table:table-cell table:formula="of:=[$Qubit.L13]" office:value-type="float" office:value="1.98" calcext:value-type="float">
            <text:p>1.98</text:p>
          </table:table-cell>
        </table:table-row>
        <table:table-row table:style-name="ro1">
          <table:table-cell table:formula="of:=[$Qubit.A14]" office:value-type="string" office:string-value="G2P01" calcext:value-type="string">
            <text:p>G2P01</text:p>
          </table:table-cell>
          <table:table-cell table:formula="of:=[$Qubit.N14]" office:value-type="string" office:string-value="C1" calcext:value-type="string">
            <text:p>C1</text:p>
          </table:table-cell>
          <table:table-cell table:formula="of:=[$Qubit.K14]" office:value-type="float" office:value="13" calcext:value-type="float">
            <text:p>13</text:p>
          </table:table-cell>
          <table:table-cell table:formula="of:=[$Qubit.M14]" office:value-type="float" office:value="37" calcext:value-type="float">
            <text:p>37</text:p>
          </table:table-cell>
          <table:table-cell table:formula="of:=[$Qubit.L14]" office:value-type="float" office:value="1.9864" calcext:value-type="float">
            <text:p>1.99</text:p>
          </table:table-cell>
        </table:table-row>
        <table:table-row table:style-name="ro1">
          <table:table-cell table:formula="of:=[$Qubit.A15]" office:value-type="string" office:string-value="G2P02" calcext:value-type="string">
            <text:p>G2P02</text:p>
          </table:table-cell>
          <table:table-cell table:formula="of:=[$Qubit.N15]" office:value-type="string" office:string-value="C2" calcext:value-type="string">
            <text:p>C2</text:p>
          </table:table-cell>
          <table:table-cell table:formula="of:=[$Qubit.K15]" office:value-type="float" office:value="4" calcext:value-type="float">
            <text:p>4</text:p>
          </table:table-cell>
          <table:table-cell table:formula="of:=[$Qubit.M15]" office:value-type="float" office:value="46" calcext:value-type="float">
            <text:p>46</text:p>
          </table:table-cell>
          <table:table-cell table:formula="of:=[$Qubit.L15]" office:value-type="float" office:value="2.128" calcext:value-type="float">
            <text:p>2.13</text:p>
          </table:table-cell>
        </table:table-row>
        <table:table-row table:style-name="ro1">
          <table:table-cell table:formula="of:=[$Qubit.A16]" office:value-type="string" office:string-value="G2P03" calcext:value-type="string">
            <text:p>G2P03</text:p>
          </table:table-cell>
          <table:table-cell table:formula="of:=[$Qubit.N16]" office:value-type="string" office:string-value="C3" calcext:value-type="string">
            <text:p>C3</text:p>
          </table:table-cell>
          <table:table-cell table:formula="of:=[$Qubit.K16]" office:value-type="float" office:value="14" calcext:value-type="float">
            <text:p>14</text:p>
          </table:table-cell>
          <table:table-cell table:formula="of:=[$Qubit.M16]" office:value-type="float" office:value="36" calcext:value-type="float">
            <text:p>36</text:p>
          </table:table-cell>
          <table:table-cell table:formula="of:=[$Qubit.L16]" office:value-type="float" office:value="2.016" calcext:value-type="float">
            <text:p>2.02</text:p>
          </table:table-cell>
        </table:table-row>
        <table:table-row table:style-name="ro1">
          <table:table-cell table:formula="of:=[$Qubit.A17]" office:value-type="string" office:string-value="G2P04" calcext:value-type="string">
            <text:p>G2P04</text:p>
          </table:table-cell>
          <table:table-cell table:formula="of:=[$Qubit.N17]" office:value-type="string" office:string-value="C4" calcext:value-type="string">
            <text:p>C4</text:p>
          </table:table-cell>
          <table:table-cell table:formula="of:=[$Qubit.K17]" office:value-type="float" office:value="15" calcext:value-type="float">
            <text:p>15</text:p>
          </table:table-cell>
          <table:table-cell table:formula="of:=[$Qubit.M17]" office:value-type="float" office:value="35" calcext:value-type="float">
            <text:p>35</text:p>
          </table:table-cell>
          <table:table-cell table:formula="of:=[$Qubit.L17]" office:value-type="float" office:value="1.938" calcext:value-type="float">
            <text:p>1.94</text:p>
          </table:table-cell>
        </table:table-row>
        <table:table-row table:style-name="ro1">
          <table:table-cell table:formula="of:=[$Qubit.A18]" office:value-type="string" office:string-value="G2P05" calcext:value-type="string">
            <text:p>G2P05</text:p>
          </table:table-cell>
          <table:table-cell table:formula="of:=[$Qubit.N18]" office:value-type="string" office:string-value="C5" calcext:value-type="string">
            <text:p>C5</text:p>
          </table:table-cell>
          <table:table-cell table:formula="of:=[$Qubit.K18]" office:value-type="float" office:value="19" calcext:value-type="float">
            <text:p>19</text:p>
          </table:table-cell>
          <table:table-cell table:formula="of:=[$Qubit.M18]" office:value-type="float" office:value="31" calcext:value-type="float">
            <text:p>31</text:p>
          </table:table-cell>
          <table:table-cell table:formula="of:=[$Qubit.L18]" office:value-type="float" office:value="2.0444" calcext:value-type="float">
            <text:p>2.04</text:p>
          </table:table-cell>
        </table:table-row>
        <table:table-row table:style-name="ro1">
          <table:table-cell table:formula="of:=[$Qubit.A19]" office:value-type="string" office:string-value="G2P06" calcext:value-type="string">
            <text:p>G2P06</text:p>
          </table:table-cell>
          <table:table-cell table:formula="of:=[$Qubit.N19]" office:value-type="string" office:string-value="C6" calcext:value-type="string">
            <text:p>C6</text:p>
          </table:table-cell>
          <table:table-cell table:formula="of:=[$Qubit.K19]" office:value-type="float" office:value="6" calcext:value-type="float">
            <text:p>6</text:p>
          </table:table-cell>
          <table:table-cell table:formula="of:=[$Qubit.M19]" office:value-type="float" office:value="44" calcext:value-type="float">
            <text:p>44</text:p>
          </table:table-cell>
          <table:table-cell table:formula="of:=[$Qubit.L19]" office:value-type="float" office:value="2.148" calcext:value-type="float">
            <text:p>2.15</text:p>
          </table:table-cell>
        </table:table-row>
        <table:table-row table:style-name="ro1">
          <table:table-cell table:formula="of:=[$Qubit.A20]" office:value-type="string" office:string-value="G2P07" calcext:value-type="string">
            <text:p>G2P07</text:p>
          </table:table-cell>
          <table:table-cell table:formula="of:=[$Qubit.N20]" office:value-type="string" office:string-value="C7" calcext:value-type="string">
            <text:p>C7</text:p>
          </table:table-cell>
          <table:table-cell table:formula="of:=[$Qubit.K20]" office:value-type="float" office:value="3" calcext:value-type="float">
            <text:p>3</text:p>
          </table:table-cell>
          <table:table-cell table:formula="of:=[$Qubit.M20]" office:value-type="float" office:value="47" calcext:value-type="float">
            <text:p>47</text:p>
          </table:table-cell>
          <table:table-cell table:formula="of:=[$Qubit.L20]" office:value-type="float" office:value="2.028" calcext:value-type="float">
            <text:p>2.03</text:p>
          </table:table-cell>
        </table:table-row>
        <table:table-row table:style-name="ro1">
          <table:table-cell table:formula="of:=[$Qubit.A21]" office:value-type="string" office:string-value="G2P08" calcext:value-type="string">
            <text:p>G2P08</text:p>
          </table:table-cell>
          <table:table-cell table:formula="of:=[$Qubit.N21]" office:value-type="string" office:string-value="C8" calcext:value-type="string">
            <text:p>C8</text:p>
          </table:table-cell>
          <table:table-cell table:formula="of:=[$Qubit.K21]" office:value-type="float" office:value="4" calcext:value-type="float">
            <text:p>4</text:p>
          </table:table-cell>
          <table:table-cell table:formula="of:=[$Qubit.M21]" office:value-type="float" office:value="46" calcext:value-type="float">
            <text:p>46</text:p>
          </table:table-cell>
          <table:table-cell table:formula="of:=[$Qubit.L21]" office:value-type="float" office:value="1.936" calcext:value-type="float">
            <text:p>1.94</text:p>
          </table:table-cell>
        </table:table-row>
        <table:table-row table:style-name="ro1">
          <table:table-cell table:formula="of:=[$Qubit.A22]" office:value-type="string" office:string-value="G2P09" calcext:value-type="string">
            <text:p>G2P09</text:p>
          </table:table-cell>
          <table:table-cell table:formula="of:=[$Qubit.N22]" office:value-type="string" office:string-value="C9" calcext:value-type="string">
            <text:p>C9</text:p>
          </table:table-cell>
          <table:table-cell table:formula="of:=[$Qubit.K22]" office:value-type="float" office:value="5" calcext:value-type="float">
            <text:p>5</text:p>
          </table:table-cell>
          <table:table-cell table:formula="of:=[$Qubit.M22]" office:value-type="float" office:value="45" calcext:value-type="float">
            <text:p>45</text:p>
          </table:table-cell>
          <table:table-cell table:formula="of:=[$Qubit.L22]" office:value-type="float" office:value="1.916" calcext:value-type="float">
            <text:p>1.92</text:p>
          </table:table-cell>
        </table:table-row>
        <table:table-row table:style-name="ro1">
          <table:table-cell table:formula="of:=[$Qubit.A23]" office:value-type="string" office:string-value="G2P10" calcext:value-type="string">
            <text:p>G2P10</text:p>
          </table:table-cell>
          <table:table-cell table:formula="of:=[$Qubit.N23]" office:value-type="string" office:string-value="C10" calcext:value-type="string">
            <text:p>C10</text:p>
          </table:table-cell>
          <table:table-cell table:formula="of:=[$Qubit.K23]" office:value-type="float" office:value="7" calcext:value-type="float">
            <text:p>7</text:p>
          </table:table-cell>
          <table:table-cell table:formula="of:=[$Qubit.M23]" office:value-type="float" office:value="43" calcext:value-type="float">
            <text:p>43</text:p>
          </table:table-cell>
          <table:table-cell table:formula="of:=[$Qubit.L23]" office:value-type="float" office:value="1.9096" calcext:value-type="float">
            <text:p>1.91</text:p>
          </table:table-cell>
        </table:table-row>
        <table:table-row table:style-name="ro1">
          <table:table-cell table:formula="of:=[$Qubit.A24]" office:value-type="string" office:string-value="G2P11" calcext:value-type="string">
            <text:p>G2P11</text:p>
          </table:table-cell>
          <table:table-cell table:formula="of:=[$Qubit.N24]" office:value-type="string" office:string-value="C11" calcext:value-type="string">
            <text:p>C11</text:p>
          </table:table-cell>
          <table:table-cell table:formula="of:=[$Qubit.K24]" office:value-type="float" office:value="6" calcext:value-type="float">
            <text:p>6</text:p>
          </table:table-cell>
          <table:table-cell table:formula="of:=[$Qubit.M24]" office:value-type="float" office:value="44" calcext:value-type="float">
            <text:p>44</text:p>
          </table:table-cell>
          <table:table-cell table:formula="of:=[$Qubit.L24]" office:value-type="float" office:value="2.1816" calcext:value-type="float">
            <text:p>2.18</text:p>
          </table:table-cell>
        </table:table-row>
        <table:table-row table:style-name="ro1">
          <table:table-cell table:formula="of:=[$Qubit.A25]" office:value-type="string" office:string-value="G2P12" calcext:value-type="string">
            <text:p>G2P12</text:p>
          </table:table-cell>
          <table:table-cell table:formula="of:=[$Qubit.N25]" office:value-type="string" office:string-value="C12" calcext:value-type="string">
            <text:p>C12</text:p>
          </table:table-cell>
          <table:table-cell table:formula="of:=[$Qubit.K25]" office:value-type="float" office:value="6" calcext:value-type="float">
            <text:p>6</text:p>
          </table:table-cell>
          <table:table-cell table:formula="of:=[$Qubit.M25]" office:value-type="float" office:value="44" calcext:value-type="float">
            <text:p>44</text:p>
          </table:table-cell>
          <table:table-cell table:formula="of:=[$Qubit.L25]" office:value-type="float" office:value="1.9008" calcext:value-type="float">
            <text:p>1.90</text:p>
          </table:table-cell>
        </table:table-row>
        <table:table-row table:style-name="ro1">
          <table:table-cell table:formula="of:=[$Qubit.A26]" office:value-type="string" office:string-value="G5N01" calcext:value-type="string">
            <text:p>G5N01</text:p>
          </table:table-cell>
          <table:table-cell table:formula="of:=[$Qubit.N26]" office:value-type="string" office:string-value="D1" calcext:value-type="string">
            <text:p>D1</text:p>
          </table:table-cell>
          <table:table-cell table:formula="of:=[$Qubit.K26]" office:value-type="float" office:value="4" calcext:value-type="float">
            <text:p>4</text:p>
          </table:table-cell>
          <table:table-cell table:formula="of:=[$Qubit.M26]" office:value-type="float" office:value="46" calcext:value-type="float">
            <text:p>46</text:p>
          </table:table-cell>
          <table:table-cell table:formula="of:=[$Qubit.L26]" office:value-type="float" office:value="2.016" calcext:value-type="float">
            <text:p>2.02</text:p>
          </table:table-cell>
        </table:table-row>
        <table:table-row table:style-name="ro1">
          <table:table-cell table:formula="of:=[$Qubit.A27]" office:value-type="string" office:string-value="G5N02" calcext:value-type="string">
            <text:p>G5N02</text:p>
          </table:table-cell>
          <table:table-cell table:formula="of:=[$Qubit.N27]" office:value-type="string" office:string-value="D2" calcext:value-type="string">
            <text:p>D2</text:p>
          </table:table-cell>
          <table:table-cell table:formula="of:=[$Qubit.K27]" office:value-type="float" office:value="9" calcext:value-type="float">
            <text:p>9</text:p>
          </table:table-cell>
          <table:table-cell table:formula="of:=[$Qubit.M27]" office:value-type="float" office:value="41" calcext:value-type="float">
            <text:p>41</text:p>
          </table:table-cell>
          <table:table-cell table:formula="of:=[$Qubit.L27]" office:value-type="float" office:value="2.0844" calcext:value-type="float">
            <text:p>2.08</text:p>
          </table:table-cell>
        </table:table-row>
        <table:table-row table:style-name="ro1">
          <table:table-cell table:formula="of:=[$Qubit.A28]" office:value-type="string" office:string-value="G5N03" calcext:value-type="string">
            <text:p>G5N03</text:p>
          </table:table-cell>
          <table:table-cell table:formula="of:=[$Qubit.N28]" office:value-type="string" office:string-value="D3" calcext:value-type="string">
            <text:p>D3</text:p>
          </table:table-cell>
          <table:table-cell table:formula="of:=[$Qubit.K28]" office:value-type="float" office:value="22" calcext:value-type="float">
            <text:p>22</text:p>
          </table:table-cell>
          <table:table-cell table:formula="of:=[$Qubit.M28]" office:value-type="float" office:value="28" calcext:value-type="float">
            <text:p>28</text:p>
          </table:table-cell>
          <table:table-cell table:formula="of:=[$Qubit.L28]" office:value-type="float" office:value="1.98" calcext:value-type="float">
            <text:p>1.98</text:p>
          </table:table-cell>
        </table:table-row>
        <table:table-row table:style-name="ro1">
          <table:table-cell table:formula="of:=[$Qubit.A29]" office:value-type="string" office:string-value="G5N04" calcext:value-type="string">
            <text:p>G5N04</text:p>
          </table:table-cell>
          <table:table-cell table:formula="of:=[$Qubit.N29]" office:value-type="string" office:string-value="D4" calcext:value-type="string">
            <text:p>D4</text:p>
          </table:table-cell>
          <table:table-cell table:formula="of:=[$Qubit.K29]" office:value-type="float" office:value="21" calcext:value-type="float">
            <text:p>21</text:p>
          </table:table-cell>
          <table:table-cell table:formula="of:=[$Qubit.M29]" office:value-type="float" office:value="29" calcext:value-type="float">
            <text:p>29</text:p>
          </table:table-cell>
          <table:table-cell table:formula="of:=[$Qubit.L29]" office:value-type="float" office:value="1.9656" calcext:value-type="float">
            <text:p>1.97</text:p>
          </table:table-cell>
        </table:table-row>
        <table:table-row table:style-name="ro1">
          <table:table-cell table:formula="of:=[$Qubit.A30]" office:value-type="string" office:string-value="G5N05" calcext:value-type="string">
            <text:p>G5N05</text:p>
          </table:table-cell>
          <table:table-cell table:formula="of:=[$Qubit.N30]" office:value-type="string" office:string-value="D5" calcext:value-type="string">
            <text:p>D5</text:p>
          </table:table-cell>
          <table:table-cell table:formula="of:=[$Qubit.K30]" office:value-type="float" office:value="33" calcext:value-type="float">
            <text:p>33</text:p>
          </table:table-cell>
          <table:table-cell table:formula="of:=[$Qubit.M30]" office:value-type="string" office:string-value="z" calcext:value-type="string">
            <text:p>z</text:p>
          </table:table-cell>
          <table:table-cell table:formula="of:=[$Qubit.L30]" office:value-type="float" office:value="1.98" calcext:value-type="float">
            <text:p>1.98</text:p>
          </table:table-cell>
        </table:table-row>
        <table:table-row table:style-name="ro1">
          <table:table-cell table:formula="of:=[$Qubit.A31]" office:value-type="string" office:string-value="G5N06" calcext:value-type="string">
            <text:p>G5N06</text:p>
          </table:table-cell>
          <table:table-cell table:formula="of:=[$Qubit.N31]" office:value-type="string" office:string-value="D6" calcext:value-type="string">
            <text:p>D6</text:p>
          </table:table-cell>
          <table:table-cell table:formula="of:=[$Qubit.K31]" office:value-type="float" office:value="4" calcext:value-type="float">
            <text:p>4</text:p>
          </table:table-cell>
          <table:table-cell table:formula="of:=[$Qubit.M31]" office:value-type="float" office:value="41" calcext:value-type="float">
            <text:p>41</text:p>
          </table:table-cell>
          <table:table-cell table:formula="of:=[$Qubit.L31]" office:value-type="float" office:value="1.97333333333333" calcext:value-type="float">
            <text:p>1.97</text:p>
          </table:table-cell>
        </table:table-row>
        <table:table-row table:style-name="ro1">
          <table:table-cell table:formula="of:=[$Qubit.A32]" office:value-type="string" office:string-value="G5N07" calcext:value-type="string">
            <text:p>G5N07</text:p>
          </table:table-cell>
          <table:table-cell table:formula="of:=[$Qubit.N32]" office:value-type="string" office:string-value="D7" calcext:value-type="string">
            <text:p>D7</text:p>
          </table:table-cell>
          <table:table-cell table:formula="of:=[$Qubit.K32]" office:value-type="float" office:value="5" calcext:value-type="float">
            <text:p>5</text:p>
          </table:table-cell>
          <table:table-cell table:formula="of:=[$Qubit.M32]" office:value-type="float" office:value="45" calcext:value-type="float">
            <text:p>45</text:p>
          </table:table-cell>
          <table:table-cell table:formula="of:=[$Qubit.L32]" office:value-type="float" office:value="1.824" calcext:value-type="float">
            <text:p>1.82</text:p>
          </table:table-cell>
        </table:table-row>
        <table:table-row table:style-name="ro1">
          <table:table-cell table:formula="of:=[$Qubit.A33]" office:value-type="string" office:string-value="G5N08" calcext:value-type="string">
            <text:p>G5N08</text:p>
          </table:table-cell>
          <table:table-cell table:formula="of:=[$Qubit.N33]" office:value-type="string" office:string-value="D8" calcext:value-type="string">
            <text:p>D8</text:p>
          </table:table-cell>
          <table:table-cell table:formula="of:=[$Qubit.K33]" office:value-type="float" office:value="5" calcext:value-type="float">
            <text:p>5</text:p>
          </table:table-cell>
          <table:table-cell table:formula="of:=[$Qubit.M33]" office:value-type="float" office:value="45" calcext:value-type="float">
            <text:p>45</text:p>
          </table:table-cell>
          <table:table-cell table:formula="of:=[$Qubit.L33]" office:value-type="float" office:value="2.18" calcext:value-type="float">
            <text:p>2.18</text:p>
          </table:table-cell>
        </table:table-row>
        <table:table-row table:style-name="ro1">
          <table:table-cell table:formula="of:=[$Qubit.A34]" office:value-type="string" office:string-value="G5N09" calcext:value-type="string">
            <text:p>G5N09</text:p>
          </table:table-cell>
          <table:table-cell table:formula="of:=[$Qubit.N34]" office:value-type="string" office:string-value="D9" calcext:value-type="string">
            <text:p>D9</text:p>
          </table:table-cell>
          <table:table-cell table:formula="of:=[$Qubit.K34]" office:value-type="float" office:value="7" calcext:value-type="float">
            <text:p>7</text:p>
          </table:table-cell>
          <table:table-cell table:formula="of:=[$Qubit.M34]" office:value-type="float" office:value="43" calcext:value-type="float">
            <text:p>43</text:p>
          </table:table-cell>
          <table:table-cell table:formula="of:=[$Qubit.L34]" office:value-type="float" office:value="1.8844" calcext:value-type="float">
            <text:p>1.88</text:p>
          </table:table-cell>
        </table:table-row>
        <table:table-row table:style-name="ro1">
          <table:table-cell table:formula="of:=[$Qubit.A35]" office:value-type="string" office:string-value="G5N10" calcext:value-type="string">
            <text:p>G5N10</text:p>
          </table:table-cell>
          <table:table-cell table:formula="of:=[$Qubit.N35]" office:value-type="string" office:string-value="D10" calcext:value-type="string">
            <text:p>D10</text:p>
          </table:table-cell>
          <table:table-cell table:formula="of:=[$Qubit.K35]" office:value-type="float" office:value="13" calcext:value-type="float">
            <text:p>13</text:p>
          </table:table-cell>
          <table:table-cell table:formula="of:=[$Qubit.M35]" office:value-type="float" office:value="37" calcext:value-type="float">
            <text:p>37</text:p>
          </table:table-cell>
          <table:table-cell table:formula="of:=[$Qubit.L35]" office:value-type="float" office:value="2.054" calcext:value-type="float">
            <text:p>2.05</text:p>
          </table:table-cell>
        </table:table-row>
        <table:table-row table:style-name="ro1">
          <table:table-cell table:formula="of:=[$Qubit.A36]" office:value-type="string" office:string-value="G5N11" calcext:value-type="string">
            <text:p>G5N11</text:p>
          </table:table-cell>
          <table:table-cell table:formula="of:=[$Qubit.N36]" office:value-type="string" office:string-value="D11" calcext:value-type="string">
            <text:p>D11</text:p>
          </table:table-cell>
          <table:table-cell table:formula="of:=[$Qubit.K36]" office:value-type="float" office:value="7" calcext:value-type="float">
            <text:p>7</text:p>
          </table:table-cell>
          <table:table-cell table:formula="of:=[$Qubit.M36]" office:value-type="float" office:value="43" calcext:value-type="float">
            <text:p>43</text:p>
          </table:table-cell>
          <table:table-cell table:formula="of:=[$Qubit.L36]" office:value-type="float" office:value="1.8676" calcext:value-type="float">
            <text:p>1.87</text:p>
          </table:table-cell>
        </table:table-row>
        <table:table-row table:style-name="ro1">
          <table:table-cell table:formula="of:=[$Qubit.A37]" office:value-type="string" office:string-value="G5N12" calcext:value-type="string">
            <text:p>G5N12</text:p>
          </table:table-cell>
          <table:table-cell table:formula="of:=[$Qubit.N37]" office:value-type="string" office:string-value="D12" calcext:value-type="string">
            <text:p>D12</text:p>
          </table:table-cell>
          <table:table-cell table:formula="of:=[$Qubit.K37]" office:value-type="float" office:value="11" calcext:value-type="float">
            <text:p>11</text:p>
          </table:table-cell>
          <table:table-cell table:formula="of:=[$Qubit.M37]" office:value-type="float" office:value="39" calcext:value-type="float">
            <text:p>39</text:p>
          </table:table-cell>
          <table:table-cell table:formula="of:=[$Qubit.L37]" office:value-type="float" office:value="1.98" calcext:value-type="float">
            <text:p>1.98</text:p>
          </table:table-cell>
        </table:table-row>
        <table:table-row table:style-name="ro1">
          <table:table-cell table:formula="of:=[$Qubit.A38]" office:value-type="string" office:string-value="G5P01" calcext:value-type="string">
            <text:p>G5P01</text:p>
          </table:table-cell>
          <table:table-cell table:formula="of:=[$Qubit.N38]" office:value-type="string" office:string-value="E1" calcext:value-type="string">
            <text:p>E1</text:p>
          </table:table-cell>
          <table:table-cell table:formula="of:=[$Qubit.K38]" office:value-type="float" office:value="8" calcext:value-type="float">
            <text:p>8</text:p>
          </table:table-cell>
          <table:table-cell table:formula="of:=[$Qubit.M38]" office:value-type="float" office:value="42" calcext:value-type="float">
            <text:p>42</text:p>
          </table:table-cell>
          <table:table-cell table:formula="of:=[$Qubit.L38]" office:value-type="float" office:value="2.08" calcext:value-type="float">
            <text:p>2.08</text:p>
          </table:table-cell>
        </table:table-row>
        <table:table-row table:style-name="ro1">
          <table:table-cell table:formula="of:=[$Qubit.A39]" office:value-type="string" office:string-value="G5P02" calcext:value-type="string">
            <text:p>G5P02</text:p>
          </table:table-cell>
          <table:table-cell table:formula="of:=[$Qubit.N39]" office:value-type="string" office:string-value="E2" calcext:value-type="string">
            <text:p>E2</text:p>
          </table:table-cell>
          <table:table-cell table:formula="of:=[$Qubit.K39]" office:value-type="float" office:value="6" calcext:value-type="float">
            <text:p>6</text:p>
          </table:table-cell>
          <table:table-cell table:formula="of:=[$Qubit.M39]" office:value-type="float" office:value="44" calcext:value-type="float">
            <text:p>44</text:p>
          </table:table-cell>
          <table:table-cell table:formula="of:=[$Qubit.L39]" office:value-type="float" office:value="2.04" calcext:value-type="float">
            <text:p>2.04</text:p>
          </table:table-cell>
        </table:table-row>
        <table:table-row table:style-name="ro1">
          <table:table-cell table:formula="of:=[$Qubit.A40]" office:value-type="string" office:string-value="G5P03" calcext:value-type="string">
            <text:p>G5P03</text:p>
          </table:table-cell>
          <table:table-cell table:formula="of:=[$Qubit.N40]" office:value-type="string" office:string-value="E3" calcext:value-type="string">
            <text:p>E3</text:p>
          </table:table-cell>
          <table:table-cell table:formula="of:=[$Qubit.K40]" office:value-type="float" office:value="27" calcext:value-type="float">
            <text:p>27</text:p>
          </table:table-cell>
          <table:table-cell table:formula="of:=[$Qubit.M40]" office:value-type="float" office:value="23" calcext:value-type="float">
            <text:p>23</text:p>
          </table:table-cell>
          <table:table-cell table:formula="of:=[$Qubit.L40]" office:value-type="float" office:value="2.0196" calcext:value-type="float">
            <text:p>2.02</text:p>
          </table:table-cell>
        </table:table-row>
        <table:table-row table:style-name="ro1">
          <table:table-cell table:formula="of:=[$Qubit.A41]" office:value-type="string" office:string-value="G5P04" calcext:value-type="string">
            <text:p>G5P04</text:p>
          </table:table-cell>
          <table:table-cell table:formula="of:=[$Qubit.N41]" office:value-type="string" office:string-value="E4" calcext:value-type="string">
            <text:p>E4</text:p>
          </table:table-cell>
          <table:table-cell table:formula="of:=[$Qubit.K41]" office:value-type="float" office:value="23" calcext:value-type="float">
            <text:p>23</text:p>
          </table:table-cell>
          <table:table-cell table:formula="of:=[$Qubit.M41]" office:value-type="float" office:value="27" calcext:value-type="float">
            <text:p>27</text:p>
          </table:table-cell>
          <table:table-cell table:formula="of:=[$Qubit.L41]" office:value-type="float" office:value="2.024" calcext:value-type="float">
            <text:p>2.02</text:p>
          </table:table-cell>
        </table:table-row>
        <table:table-row table:style-name="ro1">
          <table:table-cell table:formula="of:=[$Qubit.A42]" office:value-type="string" office:string-value="G5P05" calcext:value-type="string">
            <text:p>G5P05</text:p>
          </table:table-cell>
          <table:table-cell table:formula="of:=[$Qubit.N42]" office:value-type="string" office:string-value="E5" calcext:value-type="string">
            <text:p>E5</text:p>
          </table:table-cell>
          <table:table-cell table:formula="of:=[$Qubit.K42]" office:value-type="float" office:value="15" calcext:value-type="float">
            <text:p>15</text:p>
          </table:table-cell>
          <table:table-cell table:formula="of:=[$Qubit.M42]" office:value-type="float" office:value="35" calcext:value-type="float">
            <text:p>35</text:p>
          </table:table-cell>
          <table:table-cell table:formula="of:=[$Qubit.L42]" office:value-type="float" office:value="2.004" calcext:value-type="float">
            <text:p>2.00</text:p>
          </table:table-cell>
        </table:table-row>
        <table:table-row table:style-name="ro1">
          <table:table-cell table:formula="of:=[$Qubit.A43]" office:value-type="string" office:string-value="G5P06" calcext:value-type="string">
            <text:p>G5P06</text:p>
          </table:table-cell>
          <table:table-cell table:formula="of:=[$Qubit.N43]" office:value-type="string" office:string-value="E6" calcext:value-type="string">
            <text:p>E6</text:p>
          </table:table-cell>
          <table:table-cell table:formula="of:=[$Qubit.K43]" office:value-type="float" office:value="7" calcext:value-type="float">
            <text:p>7</text:p>
          </table:table-cell>
          <table:table-cell table:formula="of:=[$Qubit.M43]" office:value-type="float" office:value="43" calcext:value-type="float">
            <text:p>43</text:p>
          </table:table-cell>
          <table:table-cell table:formula="of:=[$Qubit.L43]" office:value-type="float" office:value="1.8844" calcext:value-type="float">
            <text:p>1.88</text:p>
          </table:table-cell>
        </table:table-row>
        <table:table-row table:style-name="ro1">
          <table:table-cell table:formula="of:=[$Qubit.A44]" office:value-type="string" office:string-value="G5P07" calcext:value-type="string">
            <text:p>G5P07</text:p>
          </table:table-cell>
          <table:table-cell table:formula="of:=[$Qubit.N44]" office:value-type="string" office:string-value="E7" calcext:value-type="string">
            <text:p>E7</text:p>
          </table:table-cell>
          <table:table-cell table:formula="of:=[$Qubit.K44]" office:value-type="float" office:value="3" calcext:value-type="float">
            <text:p>3</text:p>
          </table:table-cell>
          <table:table-cell table:formula="of:=[$Qubit.M44]" office:value-type="float" office:value="47" calcext:value-type="float">
            <text:p>47</text:p>
          </table:table-cell>
          <table:table-cell table:formula="of:=[$Qubit.L44]" office:value-type="float" office:value="1.812" calcext:value-type="float">
            <text:p>1.81</text:p>
          </table:table-cell>
        </table:table-row>
        <table:table-row table:style-name="ro1">
          <table:table-cell table:formula="of:=[$Qubit.A45]" office:value-type="string" office:string-value="G5P08" calcext:value-type="string">
            <text:p>G5P08</text:p>
          </table:table-cell>
          <table:table-cell table:formula="of:=[$Qubit.N45]" office:value-type="string" office:string-value="E8" calcext:value-type="string">
            <text:p>E8</text:p>
          </table:table-cell>
          <table:table-cell table:formula="of:=[$Qubit.K45]" office:value-type="float" office:value="6" calcext:value-type="float">
            <text:p>6</text:p>
          </table:table-cell>
          <table:table-cell table:formula="of:=[$Qubit.M45]" office:value-type="float" office:value="44" calcext:value-type="float">
            <text:p>44</text:p>
          </table:table-cell>
          <table:table-cell table:formula="of:=[$Qubit.L45]" office:value-type="float" office:value="1.8984" calcext:value-type="float">
            <text:p>1.90</text:p>
          </table:table-cell>
        </table:table-row>
        <table:table-row table:style-name="ro1">
          <table:table-cell table:formula="of:=[$Qubit.A46]" office:value-type="string" office:string-value="G5P09" calcext:value-type="string">
            <text:p>G5P09</text:p>
          </table:table-cell>
          <table:table-cell table:formula="of:=[$Qubit.N46]" office:value-type="string" office:string-value="E9" calcext:value-type="string">
            <text:p>E9</text:p>
          </table:table-cell>
          <table:table-cell table:formula="of:=[$Qubit.K46]" office:value-type="float" office:value="6" calcext:value-type="float">
            <text:p>6</text:p>
          </table:table-cell>
          <table:table-cell table:formula="of:=[$Qubit.M46]" office:value-type="float" office:value="44" calcext:value-type="float">
            <text:p>44</text:p>
          </table:table-cell>
          <table:table-cell table:formula="of:=[$Qubit.L46]" office:value-type="float" office:value="2.0016" calcext:value-type="float">
            <text:p>2.00</text:p>
          </table:table-cell>
        </table:table-row>
        <table:table-row table:style-name="ro1">
          <table:table-cell table:formula="of:=[$Qubit.A47]" office:value-type="string" office:string-value="G5P10" calcext:value-type="string">
            <text:p>G5P10</text:p>
          </table:table-cell>
          <table:table-cell table:formula="of:=[$Qubit.N47]" office:value-type="string" office:string-value="E10" calcext:value-type="string">
            <text:p>E10</text:p>
          </table:table-cell>
          <table:table-cell table:formula="of:=[$Qubit.K47]" office:value-type="float" office:value="5" calcext:value-type="float">
            <text:p>5</text:p>
          </table:table-cell>
          <table:table-cell table:formula="of:=[$Qubit.M47]" office:value-type="float" office:value="45" calcext:value-type="float">
            <text:p>45</text:p>
          </table:table-cell>
          <table:table-cell table:formula="of:=[$Qubit.L47]" office:value-type="float" office:value="1.968" calcext:value-type="float">
            <text:p>1.97</text:p>
          </table:table-cell>
        </table:table-row>
        <table:table-row table:style-name="ro1">
          <table:table-cell table:formula="of:=[$Qubit.A48]" office:value-type="string" office:string-value="G5P11" calcext:value-type="string">
            <text:p>G5P11</text:p>
          </table:table-cell>
          <table:table-cell table:formula="of:=[$Qubit.N48]" office:value-type="string" office:string-value="E11" calcext:value-type="string">
            <text:p>E11</text:p>
          </table:table-cell>
          <table:table-cell table:formula="of:=[$Qubit.K48]" office:value-type="float" office:value="9" calcext:value-type="float">
            <text:p>9</text:p>
          </table:table-cell>
          <table:table-cell table:formula="of:=[$Qubit.M48]" office:value-type="float" office:value="41" calcext:value-type="float">
            <text:p>41</text:p>
          </table:table-cell>
          <table:table-cell table:formula="of:=[$Qubit.L48]" office:value-type="float" office:value="1.9404" calcext:value-type="float">
            <text:p>1.94</text:p>
          </table:table-cell>
        </table:table-row>
        <table:table-row table:style-name="ro1">
          <table:table-cell table:formula="of:=[$Qubit.A49]" office:value-type="string" office:string-value="G5P12" calcext:value-type="string">
            <text:p>G5P12</text:p>
          </table:table-cell>
          <table:table-cell table:formula="of:=[$Qubit.N49]" office:value-type="string" office:string-value="E12" calcext:value-type="string">
            <text:p>E12</text:p>
          </table:table-cell>
          <table:table-cell table:formula="of:=[$Qubit.K49]" office:value-type="float" office:value="6" calcext:value-type="float">
            <text:p>6</text:p>
          </table:table-cell>
          <table:table-cell table:formula="of:=[$Qubit.M49]" office:value-type="float" office:value="44" calcext:value-type="float">
            <text:p>44</text:p>
          </table:table-cell>
          <table:table-cell table:formula="of:=[$Qubit.L49]" office:value-type="float" office:value="2.0016" calcext:value-type="float">
            <text:p>2.00</text:p>
          </table:table-cell>
        </table:table-row>
        <table:table-row table:style-name="ro1">
          <table:table-cell table:formula="of:=[$Qubit.A50]" office:value-type="string" office:string-value="NC01" calcext:value-type="string">
            <text:p>NC01</text:p>
          </table:table-cell>
          <table:table-cell table:formula="of:=[$Qubit.N50]" office:value-type="string" office:string-value="F1" calcext:value-type="string">
            <text:p>F1</text:p>
          </table:table-cell>
          <table:table-cell table:formula="of:=[$Qubit.K50]" office:value-type="float" office:value="20" calcext:value-type="float">
            <text:p>20</text:p>
          </table:table-cell>
          <table:table-cell table:formula="of:=[$Qubit.M50]" office:value-type="float" office:value="0" calcext:value-type="float">
            <text:p>0</text:p>
          </table:table-cell>
          <table:table-cell table:formula="of:=[$Qubit.L50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1]" office:value-type="string" office:string-value="NC02" calcext:value-type="string">
            <text:p>NC02</text:p>
          </table:table-cell>
          <table:table-cell table:formula="of:=[$Qubit.N51]" office:value-type="string" office:string-value="F2" calcext:value-type="string">
            <text:p>F2</text:p>
          </table:table-cell>
          <table:table-cell table:formula="of:=[$Qubit.K51]" office:value-type="float" office:value="20" calcext:value-type="float">
            <text:p>20</text:p>
          </table:table-cell>
          <table:table-cell table:formula="of:=[$Qubit.M51]" office:value-type="float" office:value="0" calcext:value-type="float">
            <text:p>0</text:p>
          </table:table-cell>
          <table:table-cell table:formula="of:=[$Qubit.L51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2]" office:value-type="string" office:string-value="NC03" calcext:value-type="string">
            <text:p>NC03</text:p>
          </table:table-cell>
          <table:table-cell table:formula="of:=[$Qubit.N52]" office:value-type="string" office:string-value="F3" calcext:value-type="string">
            <text:p>F3</text:p>
          </table:table-cell>
          <table:table-cell table:formula="of:=[$Qubit.K52]" office:value-type="float" office:value="20" calcext:value-type="float">
            <text:p>20</text:p>
          </table:table-cell>
          <table:table-cell table:formula="of:=[$Qubit.M52]" office:value-type="float" office:value="0" calcext:value-type="float">
            <text:p>0</text:p>
          </table:table-cell>
          <table:table-cell table:formula="of:=[$Qubit.L52]" office:value-type="float" office:value="0.0144" calcext:value-type="float">
            <text:p>0.01</text:p>
          </table:table-cell>
        </table:table-row>
        <table:table-row table:style-name="ro1">
          <table:table-cell table:formula="of:=[$Qubit.A53]" office:value-type="string" office:string-value="NC04" calcext:value-type="string">
            <text:p>NC04</text:p>
          </table:table-cell>
          <table:table-cell table:formula="of:=[$Qubit.N53]" office:value-type="string" office:string-value="F4" calcext:value-type="string">
            <text:p>F4</text:p>
          </table:table-cell>
          <table:table-cell table:formula="of:=[$Qubit.K53]" office:value-type="float" office:value="20" calcext:value-type="float">
            <text:p>20</text:p>
          </table:table-cell>
          <table:table-cell table:formula="of:=[$Qubit.M53]" office:value-type="float" office:value="0" calcext:value-type="float">
            <text:p>0</text:p>
          </table:table-cell>
          <table:table-cell table:formula="of:=[$Qubit.L53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4]" office:value-type="string" office:string-value="NC05" calcext:value-type="string">
            <text:p>NC05</text:p>
          </table:table-cell>
          <table:table-cell table:formula="of:=[$Qubit.N54]" office:value-type="string" office:string-value="F5" calcext:value-type="string">
            <text:p>F5</text:p>
          </table:table-cell>
          <table:table-cell table:formula="of:=[$Qubit.K54]" office:value-type="float" office:value="20" calcext:value-type="float">
            <text:p>20</text:p>
          </table:table-cell>
          <table:table-cell table:formula="of:=[$Qubit.M54]" office:value-type="float" office:value="0" calcext:value-type="float">
            <text:p>0</text:p>
          </table:table-cell>
          <table:table-cell table:formula="of:=[$Qubit.L54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5]" office:value-type="string" office:string-value="PM01" calcext:value-type="string">
            <text:p>PM01</text:p>
          </table:table-cell>
          <table:table-cell table:formula="of:=[$Qubit.N55]" office:value-type="string" office:string-value="F6" calcext:value-type="string">
            <text:p>F6</text:p>
          </table:table-cell>
          <table:table-cell table:formula="of:=[$Qubit.K55]" office:value-type="float" office:value="20" calcext:value-type="float">
            <text:p>20</text:p>
          </table:table-cell>
          <table:table-cell table:formula="of:=[$Qubit.M55]" office:value-type="float" office:value="0" calcext:value-type="float">
            <text:p>0</text:p>
          </table:table-cell>
          <table:table-cell table:formula="of:=[$Qubit.L55]" office:value-type="float" office:value="0.53" calcext:value-type="float">
            <text:p>0.53</text:p>
          </table:table-cell>
        </table:table-row>
        <table:table-row table:style-name="ro1">
          <table:table-cell table:formula="of:=[$Qubit.A56]" office:value-type="string" office:string-value="PM02" calcext:value-type="string">
            <text:p>PM02</text:p>
          </table:table-cell>
          <table:table-cell table:formula="of:=[$Qubit.N56]" office:value-type="string" office:string-value="F7" calcext:value-type="string">
            <text:p>F7</text:p>
          </table:table-cell>
          <table:table-cell table:formula="of:=[$Qubit.K56]" office:value-type="float" office:value="20" calcext:value-type="float">
            <text:p>20</text:p>
          </table:table-cell>
          <table:table-cell table:formula="of:=[$Qubit.M56]" office:value-type="float" office:value="0" calcext:value-type="float">
            <text:p>0</text:p>
          </table:table-cell>
          <table:table-cell table:formula="of:=[$Qubit.L56]" office:value-type="string" office:string-value="" calcext:value-type="error">
            <text:p>#VALUE!</text:p>
          </table:table-cell>
        </table:table-row>
        <table:table-row table:style-name="ro1">
          <table:table-cell table:formula="of:=[$Qubit.A57]" office:value-type="string" office:string-value="PM03" calcext:value-type="string">
            <text:p>PM03</text:p>
          </table:table-cell>
          <table:table-cell table:formula="of:=[$Qubit.N57]" office:value-type="string" office:string-value="F8" calcext:value-type="string">
            <text:p>F8</text:p>
          </table:table-cell>
          <table:table-cell table:formula="of:=[$Qubit.K57]" office:value-type="float" office:value="20" calcext:value-type="float">
            <text:p>20</text:p>
          </table:table-cell>
          <table:table-cell table:formula="of:=[$Qubit.M57]" office:value-type="float" office:value="0" calcext:value-type="float">
            <text:p>0</text:p>
          </table:table-cell>
          <table:table-cell table:formula="of:=[$Qubit.L57]" office:value-type="float" office:value="0.728" calcext:value-type="float">
            <text:p>0.73</text:p>
          </table:table-cell>
        </table:table-row>
        <table:table-row table:style-name="ro1">
          <table:table-cell table:formula="of:=[$Qubit.A58]" office:value-type="string" office:string-value="SC01" calcext:value-type="string">
            <text:p>SC01</text:p>
          </table:table-cell>
          <table:table-cell table:formula="of:=[$Qubit.N58]" office:value-type="string" office:string-value="F9" calcext:value-type="string">
            <text:p>F9</text:p>
          </table:table-cell>
          <table:table-cell table:formula="of:=[$Qubit.K58]" office:value-type="float" office:value="2" calcext:value-type="float">
            <text:p>2</text:p>
          </table:table-cell>
          <table:table-cell table:formula="of:=[$Qubit.M58]" office:value-type="float" office:value="48" calcext:value-type="float">
            <text:p>48</text:p>
          </table:table-cell>
          <table:table-cell table:formula="of:=[$Qubit.L58]" office:value-type="float" office:value="1.912" calcext:value-type="float">
            <text:p>1.91</text:p>
          </table:table-cell>
        </table:table-row>
        <table:table-row table:style-name="ro1">
          <table:table-cell table:formula="of:=[$Qubit.A59]" office:value-type="string" office:string-value="SC02" calcext:value-type="string">
            <text:p>SC02</text:p>
          </table:table-cell>
          <table:table-cell table:formula="of:=[$Qubit.N59]" office:value-type="string" office:string-value="F10" calcext:value-type="string">
            <text:p>F10</text:p>
          </table:table-cell>
          <table:table-cell table:formula="of:=[$Qubit.K59]" office:value-type="float" office:value="1" calcext:value-type="float">
            <text:p>1</text:p>
          </table:table-cell>
          <table:table-cell table:formula="of:=[$Qubit.M59]" office:value-type="float" office:value="59" calcext:value-type="float">
            <text:p>59</text:p>
          </table:table-cell>
          <table:table-cell table:formula="of:=[$Qubit.L59]" office:value-type="float" office:value="2.08333333333333" calcext:value-type="float">
            <text:p>2.08</text:p>
          </table:table-cell>
        </table:table-row>
        <table:table-row table:style-name="ro1" table:number-rows-repeated="10485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Qubit.A1:Qubit.N5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Qubit_1'.A1:'Pivot Table_Qubit_1'.O14" table:buttons="'Pivot Table_Qubit_1'.A2 'Pivot Table_Qubit_1'.B2 'Pivot Table_Qubit_1'.C1" table:show-filter-button="false" table:drill-down-on-double-click="false">
          <table:source-cell-range table:cell-range-address="Qubit.A1:Qubit.P59"/>
          <table:data-pilot-field table:source-field-name="Column O" table:orientation="row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P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Rounded Sample Vol (uL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 Vol (uL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2:58:40.763609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Morris</meta:initial-creator>
    <meta:creation-date>2020-11-16T15:34:31.554853536</meta:creation-date>
    <dc:date>2020-11-23T15:25:44.435615279</dc:date>
    <dc:creator>Andrew Morris</dc:creator>
    <meta:editing-duration>PT7H16M37S</meta:editing-duration>
    <meta:editing-cycles>14</meta:editing-cycles>
    <meta:generator>LibreOffice/6.4.6.2$Linux_X86_64 LibreOffice_project/40$Build-2</meta:generator>
    <meta:printed-by>Andrew Morris</meta:printed-by>
    <meta:print-date>2020-11-20T12:31:54.017402208</meta:print-date>
    <meta:document-statistic meta:table-count="3" meta:cell-count="1421" meta:object-count="0"/>
  </office:meta>
</office:document-meta>
</file>